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>
      <style:table-cell-properties fo:border="thin solid #000000" style:vertical-align="middle" fo:background-color="#C0C0C0" style:cell-protect="protected" style:repeat-content="false"/>
      <style:paragraph-properties fo:text-align="center"/>
      <style:text-properties fo:color="#000000" fo:font-weight="bold" style:font-weight-asian="bold" style:font-weight-complex="bold"/>
    </style:style>
    <style:style style:name="ce2" style:family="table-cell" style:parent-style-name="Default" style:data-style-name="N0">
      <style:table-cell-properties style:vertical-align="automatic"/>
    </style:style>
    <style:style style:name="ce3" style:family="table-cell" style:parent-style-name="Default" style:data-style-name="N19">
      <style:table-cell-properties fo:border="thin solid #D0D7E5" style:vertical-align="middle" fo:background-color="transparent" style:cell-protect="protected" style:repeat-content="false"/>
      <style:paragraph-properties fo:text-align="end" fo:margin-right="0cm"/>
      <style:text-properties fo:color="#000000"/>
    </style:style>
    <style:style style:name="ce4" style:family="table-cell" style:parent-style-name="Default" style:data-style-name="N0">
      <style:table-cell-properties fo:border="thin solid #D0D7E5" style:vertical-align="middle" fo:background-color="transparent" style:cell-protect="protected"/>
      <style:text-properties fo:color="#000000"/>
    </style:style>
    <style:style style:name="ce5" style:family="table-cell" style:parent-style-name="Default" style:data-style-name="N0">
      <style:table-cell-properties fo:border="thin solid #D0D7E5" style:vertical-align="middle" fo:background-color="transparent" style:cell-protect="protected" style:repeat-content="false"/>
      <style:paragraph-properties fo:text-align="end" fo:margin-right="0cm"/>
      <style:text-properties fo:color="#000000"/>
    </style:style>
    <style:style style:name="co1" style:family="table-column">
      <style:table-column-properties fo:break-before="auto" style:column-width="2.51354166666667cm" style:use-optimal-column-width="true"/>
    </style:style>
    <style:style style:name="co2" style:family="table-column">
      <style:table-column-properties fo:break-before="auto" style:column-width="8.67833333333333cm" style:use-optimal-column-width="true"/>
    </style:style>
    <style:style style:name="co3" style:family="table-column">
      <style:table-column-properties fo:break-before="auto" style:column-width="2.64583333333333cm" style:use-optimal-column-width="true"/>
    </style:style>
    <style:style style:name="co4" style:family="table-column">
      <style:table-column-properties fo:break-before="auto" style:column-width="2.03729166666667cm" style:use-optimal-column-width="true"/>
    </style:style>
    <style:style style:name="co5" style:family="table-column">
      <style:table-column-properties fo:break-before="auto" style:column-width="7.064375cm" style:use-optimal-column-width="true"/>
    </style:style>
    <style:style style:name="co6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ransparency_Report_-_Export_Da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6379" table:default-cell-style-name="ce2"/>
        <table:table-row table:style-name="ro1">
          <table:table-cell office:value-type="string" table:style-name="ce1">
            <text:p>Payment Date</text:p>
          </table:table-cell>
          <table:table-cell office:value-type="string" table:style-name="ce1">
            <text:p>Vendor Name</text:p>
          </table:table-cell>
          <table:table-cell office:value-type="string" table:style-name="ce1">
            <text:p>SumOfAmount</text:p>
          </table:table-cell>
          <table:table-cell office:value-type="string" table:style-name="ce1">
            <text:p>Payment Id</text:p>
          </table:table-cell>
          <table:table-cell office:value-type="string" table:style-name="ce1">
            <text:p>Level 2 Description</text:p>
          </table:table-cell>
          <table:table-cell table:number-columns-repeated="16379"/>
        </table:table-row>
        <table:table-row table:style-name="ro1">
          <table:table-cell office:value-type="date" office:date-value="2020-08-25T00:00:00" table:style-name="ce3">
            <text:p>25/08/2020</text:p>
          </table:table-cell>
          <table:table-cell office:value-type="string" table:style-name="ce4">
            <text:p>7SAFE LIMITED</text:p>
          </table:table-cell>
          <table:table-cell office:value-type="float" office:value="2600" table:style-name="ce5">
            <text:p>2600</text:p>
          </table:table-cell>
          <table:table-cell office:value-type="float" office:value="3488" table:style-name="ce5">
            <text:p>3488</text:p>
          </table:table-cell>
          <table:table-cell office:value-type="string" table:style-name="ce4">
            <text:p>Restructure, Training &amp; Conference Costs</text:p>
          </table:table-cell>
          <table:table-cell table:number-columns-repeated="16379"/>
        </table:table-row>
        <table:table-row table:style-name="ro1">
          <table:table-cell office:value-type="date" office:date-value="2020-08-19T00:00:00" table:style-name="ce3">
            <text:p>19/08/2020</text:p>
          </table:table-cell>
          <table:table-cell office:value-type="string" table:style-name="ce4">
            <text:p>ABINGDON LTD</text:p>
          </table:table-cell>
          <table:table-cell office:value-type="float" office:value="154277.93" table:style-name="ce5">
            <text:p>154277.93</text:p>
          </table:table-cell>
          <table:table-cell office:value-type="float" office:value="3487" table:style-name="ce5">
            <text:p>3487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8-04T00:00:00" table:style-name="ce3">
            <text:p>04/08/2020</text:p>
          </table:table-cell>
          <table:table-cell office:value-type="string" table:style-name="ce4">
            <text:p>ADT FIRE &amp; SECURITY LTD</text:p>
          </table:table-cell>
          <table:table-cell office:value-type="float" office:value="1369.31" table:style-name="ce5">
            <text:p>1369.31</text:p>
          </table:table-cell>
          <table:table-cell office:value-type="float" office:value="3484" table:style-name="ce5">
            <text:p>3484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8-04T00:00:00" table:style-name="ce3">
            <text:p>04/08/2020</text:p>
          </table:table-cell>
          <table:table-cell office:value-type="string" table:style-name="ce4">
            <text:p>ADT FIRE AND SECURITY PLC</text:p>
          </table:table-cell>
          <table:table-cell office:value-type="float" office:value="3201.5" table:style-name="ce5">
            <text:p>3201.5</text:p>
          </table:table-cell>
          <table:table-cell office:value-type="float" office:value="3484" table:style-name="ce5">
            <text:p>3484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8-11T00:00:00" table:style-name="ce3">
            <text:p>11/08/2020</text:p>
          </table:table-cell>
          <table:table-cell office:value-type="string" table:style-name="ce4">
            <text:p>ADT FIRE AND SECURITY PLC</text:p>
          </table:table-cell>
          <table:table-cell office:value-type="float" office:value="20369.490000000002" table:style-name="ce5">
            <text:p>20369.49</text:p>
          </table:table-cell>
          <table:table-cell office:value-type="float" office:value="3486" table:style-name="ce5">
            <text:p>3486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8-11T00:00:00" table:style-name="ce3">
            <text:p>11/08/2020</text:p>
          </table:table-cell>
          <table:table-cell office:value-type="string" table:style-name="ce4">
            <text:p>ANDREWS SYKES HIRE LTD</text:p>
          </table:table-cell>
          <table:table-cell office:value-type="float" office:value="19217.25" table:style-name="ce5">
            <text:p>19217.25</text:p>
          </table:table-cell>
          <table:table-cell office:value-type="float" office:value="3486" table:style-name="ce5">
            <text:p>3486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8-04T00:00:00" table:style-name="ce3">
            <text:p>04/08/2020</text:p>
          </table:table-cell>
          <table:table-cell office:value-type="string" table:style-name="ce4">
            <text:p>ANGLIAN WATER</text:p>
          </table:table-cell>
          <table:table-cell office:value-type="float" office:value="2645.37" table:style-name="ce5">
            <text:p>2645.37</text:p>
          </table:table-cell>
          <table:table-cell office:value-type="float" office:value="3484" table:style-name="ce5">
            <text:p>3484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8-19T00:00:00" table:style-name="ce3">
            <text:p>19/08/2020</text:p>
          </table:table-cell>
          <table:table-cell office:value-type="string" table:style-name="ce4">
            <text:p>AQUAID (READING)</text:p>
          </table:table-cell>
          <table:table-cell office:value-type="float" office:value="520" table:style-name="ce5">
            <text:p>520</text:p>
          </table:table-cell>
          <table:table-cell office:value-type="float" office:value="3487" table:style-name="ce5">
            <text:p>3487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8-04T00:00:00" table:style-name="ce3">
            <text:p>04/08/2020</text:p>
          </table:table-cell>
          <table:table-cell office:value-type="string" table:style-name="ce4">
            <text:p>ARCO (WESSEX)</text:p>
          </table:table-cell>
          <table:table-cell office:value-type="float" office:value="4900" table:style-name="ce5">
            <text:p>4900</text:p>
          </table:table-cell>
          <table:table-cell office:value-type="float" office:value="3484" table:style-name="ce5">
            <text:p>3484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8-19T00:00:00" table:style-name="ce3">
            <text:p>19/08/2020</text:p>
          </table:table-cell>
          <table:table-cell office:value-type="string" table:style-name="ce4">
            <text:p>AUTO UMBAU LIMITED</text:p>
          </table:table-cell>
          <table:table-cell office:value-type="float" office:value="675" table:style-name="ce5">
            <text:p>675</text:p>
          </table:table-cell>
          <table:table-cell office:value-type="float" office:value="3487" table:style-name="ce5">
            <text:p>3487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8-25T00:00:00" table:style-name="ce3">
            <text:p>25/08/2020</text:p>
          </table:table-cell>
          <table:table-cell office:value-type="string" table:style-name="ce4">
            <text:p>AUTO UMBAU LIMITED</text:p>
          </table:table-cell>
          <table:table-cell office:value-type="float" office:value="2158.14" table:style-name="ce5">
            <text:p>2158.14</text:p>
          </table:table-cell>
          <table:table-cell office:value-type="float" office:value="3488" table:style-name="ce5">
            <text:p>3488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8-25T00:00:00" table:style-name="ce3">
            <text:p>25/08/2020</text:p>
          </table:table-cell>
          <table:table-cell office:value-type="string" table:style-name="ce4">
            <text:p>AUTOMOTIVE CALIBRATION</text:p>
          </table:table-cell>
          <table:table-cell office:value-type="float" office:value="635.5" table:style-name="ce5">
            <text:p>635.5</text:p>
          </table:table-cell>
          <table:table-cell office:value-type="float" office:value="3488" table:style-name="ce5">
            <text:p>3488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8-11T00:00:00" table:style-name="ce3">
            <text:p>11/08/2020</text:p>
          </table:table-cell>
          <table:table-cell office:value-type="string" table:style-name="ce4">
            <text:p>AVI LTD</text:p>
          </table:table-cell>
          <table:table-cell office:value-type="float" office:value="4945.25" table:style-name="ce5">
            <text:p>4945.25</text:p>
          </table:table-cell>
          <table:table-cell office:value-type="float" office:value="3486" table:style-name="ce5">
            <text:p>3486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8-19T00:00:00" table:style-name="ce3">
            <text:p>19/08/2020</text:p>
          </table:table-cell>
          <table:table-cell office:value-type="string" table:style-name="ce4">
            <text:p>AVI LTD</text:p>
          </table:table-cell>
          <table:table-cell office:value-type="float" office:value="3015" table:style-name="ce5">
            <text:p>3015</text:p>
          </table:table-cell>
          <table:table-cell office:value-type="float" office:value="3487" table:style-name="ce5">
            <text:p>3487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8-19T00:00:00" table:style-name="ce3">
            <text:p>19/08/2020</text:p>
          </table:table-cell>
          <table:table-cell office:value-type="string" table:style-name="ce4">
            <text:p>AVON &amp; SOMERSET CONSTABULARY</text:p>
          </table:table-cell>
          <table:table-cell office:value-type="float" office:value="5860.35" table:style-name="ce5">
            <text:p>5860.35</text:p>
          </table:table-cell>
          <table:table-cell office:value-type="float" office:value="3487" table:style-name="ce5">
            <text:p>3487</text:p>
          </table:table-cell>
          <table:table-cell office:value-type="string" table:style-name="ce4">
            <text:p>Third Party Payments</text:p>
          </table:table-cell>
          <table:table-cell table:number-columns-repeated="16379"/>
        </table:table-row>
        <table:table-row table:style-name="ro1">
          <table:table-cell office:value-type="date" office:date-value="2020-08-19T00:00:00" table:style-name="ce3">
            <text:p>19/08/2020</text:p>
          </table:table-cell>
          <table:table-cell office:value-type="string" table:style-name="ce4">
            <text:p>AXESS INTERNATIONAL LTD</text:p>
          </table:table-cell>
          <table:table-cell office:value-type="float" office:value="721.76" table:style-name="ce5">
            <text:p>721.76</text:p>
          </table:table-cell>
          <table:table-cell office:value-type="float" office:value="3487" table:style-name="ce5">
            <text:p>3487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8-25T00:00:00" table:style-name="ce3">
            <text:p>25/08/2020</text:p>
          </table:table-cell>
          <table:table-cell office:value-type="string" table:style-name="ce4">
            <text:p>BARKER AND EVANS</text:p>
          </table:table-cell>
          <table:table-cell office:value-type="float" office:value="1901" table:style-name="ce5">
            <text:p>1901</text:p>
          </table:table-cell>
          <table:table-cell office:value-type="float" office:value="3488" table:style-name="ce5">
            <text:p>3488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8-19T00:00:00" table:style-name="ce3">
            <text:p>19/08/2020</text:p>
          </table:table-cell>
          <table:table-cell office:value-type="string" table:style-name="ce4">
            <text:p>BARKER AND EVANS</text:p>
          </table:table-cell>
          <table:table-cell office:value-type="float" office:value="19772" table:style-name="ce5">
            <text:p>19772</text:p>
          </table:table-cell>
          <table:table-cell office:value-type="float" office:value="3487" table:style-name="ce5">
            <text:p>3487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8-11T00:00:00" table:style-name="ce3">
            <text:p>11/08/2020</text:p>
          </table:table-cell>
          <table:table-cell office:value-type="string" table:style-name="ce4">
            <text:p>BARKER AND EVANS</text:p>
          </table:table-cell>
          <table:table-cell office:value-type="float" office:value="3236" table:style-name="ce5">
            <text:p>3236</text:p>
          </table:table-cell>
          <table:table-cell office:value-type="float" office:value="3486" table:style-name="ce5">
            <text:p>3486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8-04T00:00:00" table:style-name="ce3">
            <text:p>04/08/2020</text:p>
          </table:table-cell>
          <table:table-cell office:value-type="string" table:style-name="ce4">
            <text:p>BARKER AND EVANS</text:p>
          </table:table-cell>
          <table:table-cell office:value-type="float" office:value="960" table:style-name="ce5">
            <text:p>960</text:p>
          </table:table-cell>
          <table:table-cell office:value-type="float" office:value="3484" table:style-name="ce5">
            <text:p>3484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8-04T00:00:00" table:style-name="ce3">
            <text:p>04/08/2020</text:p>
          </table:table-cell>
          <table:table-cell office:value-type="string" table:style-name="ce4">
            <text:p>BMW (GB) LTD</text:p>
          </table:table-cell>
          <table:table-cell office:value-type="float" office:value="1978.24" table:style-name="ce5">
            <text:p>1978.24</text:p>
          </table:table-cell>
          <table:table-cell office:value-type="float" office:value="3484" table:style-name="ce5">
            <text:p>3484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8-25T00:00:00" table:style-name="ce3">
            <text:p>25/08/2020</text:p>
          </table:table-cell>
          <table:table-cell office:value-type="string" table:style-name="ce4">
            <text:p>BMW (GB) LTD</text:p>
          </table:table-cell>
          <table:table-cell office:value-type="float" office:value="1141.69" table:style-name="ce5">
            <text:p>1141.69</text:p>
          </table:table-cell>
          <table:table-cell office:value-type="float" office:value="3488" table:style-name="ce5">
            <text:p>3488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8-11T00:00:00" table:style-name="ce3">
            <text:p>11/08/2020</text:p>
          </table:table-cell>
          <table:table-cell office:value-type="string" table:style-name="ce4">
            <text:p>BMW (GB) LTD</text:p>
          </table:table-cell>
          <table:table-cell office:value-type="float" office:value="1043.25" table:style-name="ce5">
            <text:p>1043.25</text:p>
          </table:table-cell>
          <table:table-cell office:value-type="float" office:value="3486" table:style-name="ce5">
            <text:p>3486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8-19T00:00:00" table:style-name="ce3">
            <text:p>19/08/2020</text:p>
          </table:table-cell>
          <table:table-cell office:value-type="string" table:style-name="ce4">
            <text:p>BMW (UK) LTD</text:p>
          </table:table-cell>
          <table:table-cell office:value-type="float" office:value="1251.6199999999999" table:style-name="ce5">
            <text:p>1251.62</text:p>
          </table:table-cell>
          <table:table-cell office:value-type="float" office:value="3487" table:style-name="ce5">
            <text:p>3487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8-25T00:00:00" table:style-name="ce3">
            <text:p>25/08/2020</text:p>
          </table:table-cell>
          <table:table-cell office:value-type="string" table:style-name="ce4">
            <text:p>B-PLAN INFORMATION SYSTEMS LIMITED</text:p>
          </table:table-cell>
          <table:table-cell office:value-type="float" office:value="4794.2700000000004" table:style-name="ce5">
            <text:p>4794.27</text:p>
          </table:table-cell>
          <table:table-cell office:value-type="float" office:value="3488" table:style-name="ce5">
            <text:p>3488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8-19T00:00:00" table:style-name="ce3">
            <text:p>19/08/2020</text:p>
          </table:table-cell>
          <table:table-cell office:value-type="string" table:style-name="ce4">
            <text:p>BRITISH GAS TRADING LTD</text:p>
          </table:table-cell>
          <table:table-cell office:value-type="float" office:value="12382.3" table:style-name="ce5">
            <text:p>12382.3</text:p>
          </table:table-cell>
          <table:table-cell office:value-type="float" office:value="3487" table:style-name="ce5">
            <text:p>3487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8-11T00:00:00" table:style-name="ce3">
            <text:p>11/08/2020</text:p>
          </table:table-cell>
          <table:table-cell office:value-type="string" table:style-name="ce4">
            <text:p>BRITISH TELECOM</text:p>
          </table:table-cell>
          <table:table-cell office:value-type="float" office:value="1151.19" table:style-name="ce5">
            <text:p>1151.19</text:p>
          </table:table-cell>
          <table:table-cell office:value-type="float" office:value="3486" table:style-name="ce5">
            <text:p>3486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8-04T00:00:00" table:style-name="ce3">
            <text:p>04/08/2020</text:p>
          </table:table-cell>
          <table:table-cell office:value-type="string" table:style-name="ce4">
            <text:p>BRITISH TELECOM</text:p>
          </table:table-cell>
          <table:table-cell office:value-type="float" office:value="3060.9" table:style-name="ce5">
            <text:p>3060.9</text:p>
          </table:table-cell>
          <table:table-cell office:value-type="float" office:value="3484" table:style-name="ce5">
            <text:p>3484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8-19T00:00:00" table:style-name="ce3">
            <text:p>19/08/2020</text:p>
          </table:table-cell>
          <table:table-cell office:value-type="string" table:style-name="ce4">
            <text:p>BRITISH TELECOM</text:p>
          </table:table-cell>
          <table:table-cell office:value-type="float" office:value="6737.38" table:style-name="ce5">
            <text:p>6737.38</text:p>
          </table:table-cell>
          <table:table-cell office:value-type="float" office:value="3487" table:style-name="ce5">
            <text:p>3487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8-11T00:00:00" table:style-name="ce3">
            <text:p>11/08/2020</text:p>
          </table:table-cell>
          <table:table-cell office:value-type="string" table:style-name="ce4">
            <text:p>BROADWAY ELECTRICAL SERVICES LTD</text:p>
          </table:table-cell>
          <table:table-cell office:value-type="float" office:value="1427.41" table:style-name="ce5">
            <text:p>1427.41</text:p>
          </table:table-cell>
          <table:table-cell office:value-type="float" office:value="3486" table:style-name="ce5">
            <text:p>3486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8-11T00:00:00" table:style-name="ce3">
            <text:p>11/08/2020</text:p>
          </table:table-cell>
          <table:table-cell office:value-type="string" table:style-name="ce4">
            <text:p>BT CONFERENCING</text:p>
          </table:table-cell>
          <table:table-cell office:value-type="float" office:value="676.37" table:style-name="ce5">
            <text:p>676.37</text:p>
          </table:table-cell>
          <table:table-cell office:value-type="float" office:value="3486" table:style-name="ce5">
            <text:p>3486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8-19T00:00:00" table:style-name="ce3">
            <text:p>19/08/2020</text:p>
          </table:table-cell>
          <table:table-cell office:value-type="string" table:style-name="ce4">
            <text:p>BUCKS COUNTY COUNCIL</text:p>
          </table:table-cell>
          <table:table-cell office:value-type="float" office:value="3704.83" table:style-name="ce5">
            <text:p>3704.83</text:p>
          </table:table-cell>
          <table:table-cell office:value-type="float" office:value="3487" table:style-name="ce5">
            <text:p>3487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8-19T00:00:00" table:style-name="ce3">
            <text:p>19/08/2020</text:p>
          </table:table-cell>
          <table:table-cell office:value-type="string" table:style-name="ce4">
            <text:p>BUCKS COUNTY COUNCIL</text:p>
          </table:table-cell>
          <table:table-cell office:value-type="float" office:value="441082" table:style-name="ce5">
            <text:p>441082</text:p>
          </table:table-cell>
          <table:table-cell office:value-type="float" office:value="3487" table:style-name="ce5">
            <text:p>3487</text:p>
          </table:table-cell>
          <table:table-cell office:value-type="string" table:style-name="ce4">
            <text:p>Third Party Payments</text:p>
          </table:table-cell>
          <table:table-cell table:number-columns-repeated="16379"/>
        </table:table-row>
        <table:table-row table:style-name="ro1">
          <table:table-cell office:value-type="date" office:date-value="2020-08-11T00:00:00" table:style-name="ce3">
            <text:p>11/08/2020</text:p>
          </table:table-cell>
          <table:table-cell office:value-type="string" table:style-name="ce4">
            <text:p>BUDDI LTD</text:p>
          </table:table-cell>
          <table:table-cell office:value-type="float" office:value="743" table:style-name="ce5">
            <text:p>743</text:p>
          </table:table-cell>
          <table:table-cell office:value-type="float" office:value="3486" table:style-name="ce5">
            <text:p>3486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8-04T00:00:00" table:style-name="ce3">
            <text:p>04/08/2020</text:p>
          </table:table-cell>
          <table:table-cell office:value-type="string" table:style-name="ce4">
            <text:p>BUDDI LTD</text:p>
          </table:table-cell>
          <table:table-cell office:value-type="float" office:value="4066" table:style-name="ce5">
            <text:p>4066</text:p>
          </table:table-cell>
          <table:table-cell office:value-type="float" office:value="3484" table:style-name="ce5">
            <text:p>3484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8-25T00:00:00" table:style-name="ce3">
            <text:p>25/08/2020</text:p>
          </table:table-cell>
          <table:table-cell office:value-type="string" table:style-name="ce4">
            <text:p>C W HEADDRESS LTD</text:p>
          </table:table-cell>
          <table:table-cell office:value-type="float" office:value="2668.5" table:style-name="ce5">
            <text:p>2668.5</text:p>
          </table:table-cell>
          <table:table-cell office:value-type="float" office:value="3488" table:style-name="ce5">
            <text:p>3488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8-19T00:00:00" table:style-name="ce3">
            <text:p>19/08/2020</text:p>
          </table:table-cell>
          <table:table-cell office:value-type="string" table:style-name="ce4">
            <text:p>CALTEC (ATC) LTD</text:p>
          </table:table-cell>
          <table:table-cell office:value-type="float" office:value="937.07" table:style-name="ce5">
            <text:p>937.07</text:p>
          </table:table-cell>
          <table:table-cell office:value-type="float" office:value="3487" table:style-name="ce5">
            <text:p>3487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8-11T00:00:00" table:style-name="ce3">
            <text:p>11/08/2020</text:p>
          </table:table-cell>
          <table:table-cell office:value-type="string" table:style-name="ce4">
            <text:p>CANON BUSINESS SERVICE (UK) LIMITED</text:p>
          </table:table-cell>
          <table:table-cell office:value-type="float" office:value="1800.52" table:style-name="ce5">
            <text:p>1800.52</text:p>
          </table:table-cell>
          <table:table-cell office:value-type="float" office:value="3486" table:style-name="ce5">
            <text:p>3486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8-25T00:00:00" table:style-name="ce3">
            <text:p>25/08/2020</text:p>
          </table:table-cell>
          <table:table-cell office:value-type="string" table:style-name="ce4">
            <text:p>CANON BUSINESS SERVICE (UK) LIMITED</text:p>
          </table:table-cell>
          <table:table-cell office:value-type="float" office:value="19517.46" table:style-name="ce5">
            <text:p>19517.46</text:p>
          </table:table-cell>
          <table:table-cell office:value-type="float" office:value="3488" table:style-name="ce5">
            <text:p>3488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8-11T00:00:00" table:style-name="ce3">
            <text:p>11/08/2020</text:p>
          </table:table-cell>
          <table:table-cell office:value-type="string" table:style-name="ce4">
            <text:p>CASTROL (UK) LTD</text:p>
          </table:table-cell>
          <table:table-cell office:value-type="float" office:value="1340.08" table:style-name="ce5">
            <text:p>1340.08</text:p>
          </table:table-cell>
          <table:table-cell office:value-type="float" office:value="3486" table:style-name="ce5">
            <text:p>3486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8-11T00:00:00" table:style-name="ce3">
            <text:p>11/08/2020</text:p>
          </table:table-cell>
          <table:table-cell office:value-type="string" table:style-name="ce4">
            <text:p>CB RICHARD ELLIS</text:p>
          </table:table-cell>
          <table:table-cell office:value-type="float" office:value="7444.47" table:style-name="ce5">
            <text:p>7444.47</text:p>
          </table:table-cell>
          <table:table-cell office:value-type="float" office:value="3486" table:style-name="ce5">
            <text:p>3486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8-11T00:00:00" table:style-name="ce3">
            <text:p>11/08/2020</text:p>
          </table:table-cell>
          <table:table-cell office:value-type="string" table:style-name="ce4">
            <text:p>CHUBB LOCKS CUSTODIAL SERVICES LTD</text:p>
          </table:table-cell>
          <table:table-cell office:value-type="float" office:value="5392.1" table:style-name="ce5">
            <text:p>5392.1</text:p>
          </table:table-cell>
          <table:table-cell office:value-type="float" office:value="3486" table:style-name="ce5">
            <text:p>3486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8-04T00:00:00" table:style-name="ce3">
            <text:p>04/08/2020</text:p>
          </table:table-cell>
          <table:table-cell office:value-type="string" table:style-name="ce4">
            <text:p>CHUBB LOCKS CUSTODIAL SERVICES LTD</text:p>
          </table:table-cell>
          <table:table-cell office:value-type="float" office:value="32771.78" table:style-name="ce5">
            <text:p>32771.78</text:p>
          </table:table-cell>
          <table:table-cell office:value-type="float" office:value="3484" table:style-name="ce5">
            <text:p>3484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8-19T00:00:00" table:style-name="ce3">
            <text:p>19/08/2020</text:p>
          </table:table-cell>
          <table:table-cell office:value-type="string" table:style-name="ce4">
            <text:p>CITY OF LONDON POLICE</text:p>
          </table:table-cell>
          <table:table-cell office:value-type="float" office:value="15480" table:style-name="ce5">
            <text:p>15480</text:p>
          </table:table-cell>
          <table:table-cell office:value-type="float" office:value="3487" table:style-name="ce5">
            <text:p>3487</text:p>
          </table:table-cell>
          <table:table-cell office:value-type="string" table:style-name="ce4">
            <text:p>Restructure, Training &amp; Conference Costs</text:p>
          </table:table-cell>
          <table:table-cell table:number-columns-repeated="16379"/>
        </table:table-row>
        <table:table-row table:style-name="ro1">
          <table:table-cell office:value-type="date" office:date-value="2020-08-25T00:00:00" table:style-name="ce3">
            <text:p>25/08/2020</text:p>
          </table:table-cell>
          <table:table-cell office:value-type="string" table:style-name="ce4">
            <text:p>COMPUTACENTER (UK) LTD</text:p>
          </table:table-cell>
          <table:table-cell office:value-type="float" office:value="1432.2" table:style-name="ce5">
            <text:p>1432.2</text:p>
          </table:table-cell>
          <table:table-cell office:value-type="float" office:value="3488" table:style-name="ce5">
            <text:p>3488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8-11T00:00:00" table:style-name="ce3">
            <text:p>11/08/2020</text:p>
          </table:table-cell>
          <table:table-cell office:value-type="string" table:style-name="ce4">
            <text:p>COMPUTACENTER (UK) LTD</text:p>
          </table:table-cell>
          <table:table-cell office:value-type="float" office:value="617.71" table:style-name="ce5">
            <text:p>617.71</text:p>
          </table:table-cell>
          <table:table-cell office:value-type="float" office:value="3486" table:style-name="ce5">
            <text:p>3486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8-19T00:00:00" table:style-name="ce3">
            <text:p>19/08/2020</text:p>
          </table:table-cell>
          <table:table-cell office:value-type="string" table:style-name="ce4">
            <text:p>COOPER READING</text:p>
          </table:table-cell>
          <table:table-cell office:value-type="float" office:value="524.62" table:style-name="ce5">
            <text:p>524.62</text:p>
          </table:table-cell>
          <table:table-cell office:value-type="float" office:value="3487" table:style-name="ce5">
            <text:p>3487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8-25T00:00:00" table:style-name="ce3">
            <text:p>25/08/2020</text:p>
          </table:table-cell>
          <table:table-cell office:value-type="string" table:style-name="ce4">
            <text:p>COOPER READING</text:p>
          </table:table-cell>
          <table:table-cell office:value-type="float" office:value="942.25" table:style-name="ce5">
            <text:p>942.25</text:p>
          </table:table-cell>
          <table:table-cell office:value-type="float" office:value="3488" table:style-name="ce5">
            <text:p>3488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8-11T00:00:00" table:style-name="ce3">
            <text:p>11/08/2020</text:p>
          </table:table-cell>
          <table:table-cell office:value-type="string" table:style-name="ce4">
            <text:p>COOPER READING</text:p>
          </table:table-cell>
          <table:table-cell office:value-type="float" office:value="1732.54" table:style-name="ce5">
            <text:p>1732.54</text:p>
          </table:table-cell>
          <table:table-cell office:value-type="float" office:value="3486" table:style-name="ce5">
            <text:p>3486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8-19T00:00:00" table:style-name="ce3">
            <text:p>19/08/2020</text:p>
          </table:table-cell>
          <table:table-cell office:value-type="string" table:style-name="ce4">
            <text:p>CORONA ENERGY RETAIL 4 A/C</text:p>
          </table:table-cell>
          <table:table-cell office:value-type="float" office:value="14690.37" table:style-name="ce5">
            <text:p>14690.37</text:p>
          </table:table-cell>
          <table:table-cell office:value-type="float" office:value="3487" table:style-name="ce5">
            <text:p>3487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8-04T00:00:00" table:style-name="ce3">
            <text:p>04/08/2020</text:p>
          </table:table-cell>
          <table:table-cell office:value-type="string" table:style-name="ce4">
            <text:p>COTSWOLD VEHICLE DELIVERIES LIMITED</text:p>
          </table:table-cell>
          <table:table-cell office:value-type="float" office:value="1200" table:style-name="ce5">
            <text:p>1200</text:p>
          </table:table-cell>
          <table:table-cell office:value-type="float" office:value="3484" table:style-name="ce5">
            <text:p>3484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8-19T00:00:00" table:style-name="ce3">
            <text:p>19/08/2020</text:p>
          </table:table-cell>
          <table:table-cell office:value-type="string" table:style-name="ce4">
            <text:p>COTSWOLD VEHICLE DELIVERIES LIMITED</text:p>
          </table:table-cell>
          <table:table-cell office:value-type="float" office:value="560" table:style-name="ce5">
            <text:p>560</text:p>
          </table:table-cell>
          <table:table-cell office:value-type="float" office:value="3487" table:style-name="ce5">
            <text:p>3487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8-11T00:00:00" table:style-name="ce3">
            <text:p>11/08/2020</text:p>
          </table:table-cell>
          <table:table-cell office:value-type="string" table:style-name="ce4">
            <text:p>COTSWOLD VEHICLE DELIVERIES LIMITED</text:p>
          </table:table-cell>
          <table:table-cell office:value-type="float" office:value="1247.2" table:style-name="ce5">
            <text:p>1247.2</text:p>
          </table:table-cell>
          <table:table-cell office:value-type="float" office:value="3486" table:style-name="ce5">
            <text:p>3486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8-11T00:00:00" table:style-name="ce3">
            <text:p>11/08/2020</text:p>
          </table:table-cell>
          <table:table-cell office:value-type="string" table:style-name="ce4">
            <text:p>D &amp; P LUXURY TOILETS LTD</text:p>
          </table:table-cell>
          <table:table-cell office:value-type="float" office:value="7250" table:style-name="ce5">
            <text:p>7250</text:p>
          </table:table-cell>
          <table:table-cell office:value-type="float" office:value="3486" table:style-name="ce5">
            <text:p>3486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8-04T00:00:00" table:style-name="ce3">
            <text:p>04/08/2020</text:p>
          </table:table-cell>
          <table:table-cell office:value-type="string" table:style-name="ce4">
            <text:p>DAVID HORN COMMUNICATIONS LTD</text:p>
          </table:table-cell>
          <table:table-cell office:value-type="float" office:value="650" table:style-name="ce5">
            <text:p>650</text:p>
          </table:table-cell>
          <table:table-cell office:value-type="float" office:value="3484" table:style-name="ce5">
            <text:p>3484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8-25T00:00:00" table:style-name="ce3">
            <text:p>25/08/2020</text:p>
          </table:table-cell>
          <table:table-cell office:value-type="string" table:style-name="ce4">
            <text:p>DEENSIDE LTD</text:p>
          </table:table-cell>
          <table:table-cell office:value-type="float" office:value="597.54" table:style-name="ce5">
            <text:p>597.54</text:p>
          </table:table-cell>
          <table:table-cell office:value-type="float" office:value="3488" table:style-name="ce5">
            <text:p>3488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8-11T00:00:00" table:style-name="ce3">
            <text:p>11/08/2020</text:p>
          </table:table-cell>
          <table:table-cell office:value-type="string" table:style-name="ce4">
            <text:p>DEGREES OF COMFORT AIR CONDITIONING</text:p>
          </table:table-cell>
          <table:table-cell office:value-type="float" office:value="3277.02" table:style-name="ce5">
            <text:p>3277.02</text:p>
          </table:table-cell>
          <table:table-cell office:value-type="float" office:value="3486" table:style-name="ce5">
            <text:p>3486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8-25T00:00:00" table:style-name="ce3">
            <text:p>25/08/2020</text:p>
          </table:table-cell>
          <table:table-cell office:value-type="string" table:style-name="ce4">
            <text:p>DEGREES OF COMFORT AIR CONDITIONING</text:p>
          </table:table-cell>
          <table:table-cell office:value-type="float" office:value="7620.2" table:style-name="ce5">
            <text:p>7620.2</text:p>
          </table:table-cell>
          <table:table-cell office:value-type="float" office:value="3488" table:style-name="ce5">
            <text:p>3488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8-19T00:00:00" table:style-name="ce3">
            <text:p>19/08/2020</text:p>
          </table:table-cell>
          <table:table-cell office:value-type="string" table:style-name="ce4">
            <text:p>DEGREES OF COMFORT AIR CONDITIONING</text:p>
          </table:table-cell>
          <table:table-cell office:value-type="float" office:value="2654" table:style-name="ce5">
            <text:p>2654</text:p>
          </table:table-cell>
          <table:table-cell office:value-type="float" office:value="3487" table:style-name="ce5">
            <text:p>3487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8-19T00:00:00" table:style-name="ce3">
            <text:p>19/08/2020</text:p>
          </table:table-cell>
          <table:table-cell office:value-type="string" table:style-name="ce4">
            <text:p>DERBY UNITEX LTD</text:p>
          </table:table-cell>
          <table:table-cell office:value-type="float" office:value="9950" table:style-name="ce5">
            <text:p>9950</text:p>
          </table:table-cell>
          <table:table-cell office:value-type="float" office:value="3487" table:style-name="ce5">
            <text:p>3487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8-11T00:00:00" table:style-name="ce3">
            <text:p>11/08/2020</text:p>
          </table:table-cell>
          <table:table-cell office:value-type="string" table:style-name="ce4">
            <text:p>DEVON &amp; CORNWALL CONSTABULARY</text:p>
          </table:table-cell>
          <table:table-cell office:value-type="float" office:value="960" table:style-name="ce5">
            <text:p>960</text:p>
          </table:table-cell>
          <table:table-cell office:value-type="float" office:value="3486" table:style-name="ce5">
            <text:p>3486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8-25T00:00:00" table:style-name="ce3">
            <text:p>25/08/2020</text:p>
          </table:table-cell>
          <table:table-cell office:value-type="string" table:style-name="ce4">
            <text:p>DMR FRAMING</text:p>
          </table:table-cell>
          <table:table-cell office:value-type="float" office:value="900" table:style-name="ce5">
            <text:p>900</text:p>
          </table:table-cell>
          <table:table-cell office:value-type="float" office:value="3488" table:style-name="ce5">
            <text:p>3488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8-19T00:00:00" table:style-name="ce3">
            <text:p>19/08/2020</text:p>
          </table:table-cell>
          <table:table-cell office:value-type="string" table:style-name="ce4">
            <text:p>DOBIES NISSAN</text:p>
          </table:table-cell>
          <table:table-cell office:value-type="float" office:value="607.35" table:style-name="ce5">
            <text:p>607.35</text:p>
          </table:table-cell>
          <table:table-cell office:value-type="float" office:value="3487" table:style-name="ce5">
            <text:p>3487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8-11T00:00:00" table:style-name="ce3">
            <text:p>11/08/2020</text:p>
          </table:table-cell>
          <table:table-cell office:value-type="string" table:style-name="ce4">
            <text:p>EDEN VAUXHALL READING</text:p>
          </table:table-cell>
          <table:table-cell office:value-type="float" office:value="958.91" table:style-name="ce5">
            <text:p>958.91</text:p>
          </table:table-cell>
          <table:table-cell office:value-type="float" office:value="3486" table:style-name="ce5">
            <text:p>3486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8-19T00:00:00" table:style-name="ce3">
            <text:p>19/08/2020</text:p>
          </table:table-cell>
          <table:table-cell office:value-type="string" table:style-name="ce4">
            <text:p>EDEN VAUXHALL READING</text:p>
          </table:table-cell>
          <table:table-cell office:value-type="float" office:value="601.95000000000005" table:style-name="ce5">
            <text:p>601.95</text:p>
          </table:table-cell>
          <table:table-cell office:value-type="float" office:value="3487" table:style-name="ce5">
            <text:p>3487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8-19T00:00:00" table:style-name="ce3">
            <text:p>19/08/2020</text:p>
          </table:table-cell>
          <table:table-cell office:value-type="string" table:style-name="ce4">
            <text:p>EDF ENERGY</text:p>
          </table:table-cell>
          <table:table-cell office:value-type="float" office:value="132863.22" table:style-name="ce5">
            <text:p>132863.22</text:p>
          </table:table-cell>
          <table:table-cell office:value-type="float" office:value="3487" table:style-name="ce5">
            <text:p>3487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8-04T00:00:00" table:style-name="ce3">
            <text:p>04/08/2020</text:p>
          </table:table-cell>
          <table:table-cell office:value-type="string" table:style-name="ce4">
            <text:p>EDGAR BROTHERS</text:p>
          </table:table-cell>
          <table:table-cell office:value-type="float" office:value="4214" table:style-name="ce5">
            <text:p>4214</text:p>
          </table:table-cell>
          <table:table-cell office:value-type="float" office:value="3484" table:style-name="ce5">
            <text:p>3484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8-19T00:00:00" table:style-name="ce3">
            <text:p>19/08/2020</text:p>
          </table:table-cell>
          <table:table-cell office:value-type="string" table:style-name="ce4">
            <text:p>ELECTRIC CENTRE</text:p>
          </table:table-cell>
          <table:table-cell office:value-type="float" office:value="599.4" table:style-name="ce5">
            <text:p>599.4</text:p>
          </table:table-cell>
          <table:table-cell office:value-type="float" office:value="3487" table:style-name="ce5">
            <text:p>3487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8-04T00:00:00" table:style-name="ce3">
            <text:p>04/08/2020</text:p>
          </table:table-cell>
          <table:table-cell office:value-type="string" table:style-name="ce4">
            <text:p>ENTERPRISE RENT-A-CAR UK LTD</text:p>
          </table:table-cell>
          <table:table-cell office:value-type="float" office:value="163836.20000000001" table:style-name="ce5">
            <text:p>163836.2</text:p>
          </table:table-cell>
          <table:table-cell office:value-type="float" office:value="3484" table:style-name="ce5">
            <text:p>3484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8-25T00:00:00" table:style-name="ce3">
            <text:p>25/08/2020</text:p>
          </table:table-cell>
          <table:table-cell office:value-type="string" table:style-name="ce4">
            <text:p>ENTERPRISE RENT-A-CAR UK LTD</text:p>
          </table:table-cell>
          <table:table-cell office:value-type="float" office:value="645.88" table:style-name="ce5">
            <text:p>645.88</text:p>
          </table:table-cell>
          <table:table-cell office:value-type="float" office:value="3488" table:style-name="ce5">
            <text:p>3488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8-19T00:00:00" table:style-name="ce3">
            <text:p>19/08/2020</text:p>
          </table:table-cell>
          <table:table-cell office:value-type="string" table:style-name="ce4">
            <text:p>ENTERPRISE RENT-A-CAR UK LTD</text:p>
          </table:table-cell>
          <table:table-cell office:value-type="float" office:value="1233.71" table:style-name="ce5">
            <text:p>1233.71</text:p>
          </table:table-cell>
          <table:table-cell office:value-type="float" office:value="3487" table:style-name="ce5">
            <text:p>3487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8-04T00:00:00" table:style-name="ce3">
            <text:p>04/08/2020</text:p>
          </table:table-cell>
          <table:table-cell office:value-type="string" table:style-name="ce4">
            <text:p>EVAC &amp; CHAIR INTERNATIONAL LTD</text:p>
          </table:table-cell>
          <table:table-cell office:value-type="float" office:value="670" table:style-name="ce5">
            <text:p>670</text:p>
          </table:table-cell>
          <table:table-cell office:value-type="float" office:value="3484" table:style-name="ce5">
            <text:p>3484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8-11T00:00:00" table:style-name="ce3">
            <text:p>11/08/2020</text:p>
          </table:table-cell>
          <table:table-cell office:value-type="string" table:style-name="ce4">
            <text:p>EVANS HALSHAW FORD BEDFORD</text:p>
          </table:table-cell>
          <table:table-cell office:value-type="float" office:value="686.47" table:style-name="ce5">
            <text:p>686.47</text:p>
          </table:table-cell>
          <table:table-cell office:value-type="float" office:value="3486" table:style-name="ce5">
            <text:p>3486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8-11T00:00:00" table:style-name="ce3">
            <text:p>11/08/2020</text:p>
          </table:table-cell>
          <table:table-cell office:value-type="string" table:style-name="ce4">
            <text:p>F J LANE &amp; SON LTD</text:p>
          </table:table-cell>
          <table:table-cell office:value-type="float" office:value="3515" table:style-name="ce5">
            <text:p>3515</text:p>
          </table:table-cell>
          <table:table-cell office:value-type="float" office:value="3486" table:style-name="ce5">
            <text:p>3486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8-19T00:00:00" table:style-name="ce3">
            <text:p>19/08/2020</text:p>
          </table:table-cell>
          <table:table-cell office:value-type="string" table:style-name="ce4">
            <text:p>F J LANE &amp; SON LTD</text:p>
          </table:table-cell>
          <table:table-cell office:value-type="float" office:value="2168" table:style-name="ce5">
            <text:p>2168</text:p>
          </table:table-cell>
          <table:table-cell office:value-type="float" office:value="3487" table:style-name="ce5">
            <text:p>3487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8-04T00:00:00" table:style-name="ce3">
            <text:p>04/08/2020</text:p>
          </table:table-cell>
          <table:table-cell office:value-type="string" table:style-name="ce4">
            <text:p>F J LANE &amp; SON LTD</text:p>
          </table:table-cell>
          <table:table-cell office:value-type="float" office:value="12867" table:style-name="ce5">
            <text:p>12867</text:p>
          </table:table-cell>
          <table:table-cell office:value-type="float" office:value="3484" table:style-name="ce5">
            <text:p>3484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8-04T00:00:00" table:style-name="ce3">
            <text:p>04/08/2020</text:p>
          </table:table-cell>
          <table:table-cell office:value-type="string" table:style-name="ce4">
            <text:p>FORD MOTOR COMPANY LTD</text:p>
          </table:table-cell>
          <table:table-cell office:value-type="float" office:value="64825.54" table:style-name="ce5">
            <text:p>64825.54</text:p>
          </table:table-cell>
          <table:table-cell office:value-type="float" office:value="3484" table:style-name="ce5">
            <text:p>3484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8-25T00:00:00" table:style-name="ce3">
            <text:p>25/08/2020</text:p>
          </table:table-cell>
          <table:table-cell office:value-type="string" table:style-name="ce4">
            <text:p>FORD MOTOR COMPANY LTD</text:p>
          </table:table-cell>
          <table:table-cell office:value-type="float" office:value="12537.91" table:style-name="ce5">
            <text:p>12537.91</text:p>
          </table:table-cell>
          <table:table-cell office:value-type="float" office:value="3488" table:style-name="ce5">
            <text:p>3488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8-11T00:00:00" table:style-name="ce3">
            <text:p>11/08/2020</text:p>
          </table:table-cell>
          <table:table-cell office:value-type="string" table:style-name="ce4">
            <text:p>FORD MOTOR COMPANY LTD</text:p>
          </table:table-cell>
          <table:table-cell office:value-type="float" office:value="105200.47" table:style-name="ce5">
            <text:p>105200.47</text:p>
          </table:table-cell>
          <table:table-cell office:value-type="float" office:value="3486" table:style-name="ce5">
            <text:p>3486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8-19T00:00:00" table:style-name="ce3">
            <text:p>19/08/2020</text:p>
          </table:table-cell>
          <table:table-cell office:value-type="string" table:style-name="ce4">
            <text:p>FUJITSU SIEMENS COMPUTERS LIMITED</text:p>
          </table:table-cell>
          <table:table-cell office:value-type="float" office:value="265275.08" table:style-name="ce5">
            <text:p>265275.08</text:p>
          </table:table-cell>
          <table:table-cell office:value-type="float" office:value="3487" table:style-name="ce5">
            <text:p>3487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8-04T00:00:00" table:style-name="ce3">
            <text:p>04/08/2020</text:p>
          </table:table-cell>
          <table:table-cell office:value-type="string" table:style-name="ce4">
            <text:p>FUJITSU SIEMENS COMPUTERS LIMITED</text:p>
          </table:table-cell>
          <table:table-cell office:value-type="float" office:value="25747.5" table:style-name="ce5">
            <text:p>25747.5</text:p>
          </table:table-cell>
          <table:table-cell office:value-type="float" office:value="3484" table:style-name="ce5">
            <text:p>3484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8-04T00:00:00" table:style-name="ce3">
            <text:p>04/08/2020</text:p>
          </table:table-cell>
          <table:table-cell office:value-type="string" table:style-name="ce4">
            <text:p>G4S CASH SOLUTIONS UK LTD</text:p>
          </table:table-cell>
          <table:table-cell office:value-type="float" office:value="935.4" table:style-name="ce5">
            <text:p>935.4</text:p>
          </table:table-cell>
          <table:table-cell office:value-type="float" office:value="3484" table:style-name="ce5">
            <text:p>3484</text:p>
          </table:table-cell>
          <table:table-cell office:value-type="string" table:style-name="ce4">
            <text:p>Third Party Payments</text:p>
          </table:table-cell>
          <table:table-cell table:number-columns-repeated="16379"/>
        </table:table-row>
        <table:table-row table:style-name="ro1">
          <table:table-cell office:value-type="date" office:date-value="2020-08-25T00:00:00" table:style-name="ce3">
            <text:p>25/08/2020</text:p>
          </table:table-cell>
          <table:table-cell office:value-type="string" table:style-name="ce4">
            <text:p>G4S CASH SOLUTIONS UK LTD</text:p>
          </table:table-cell>
          <table:table-cell office:value-type="float" office:value="1135.74" table:style-name="ce5">
            <text:p>1135.74</text:p>
          </table:table-cell>
          <table:table-cell office:value-type="float" office:value="3488" table:style-name="ce5">
            <text:p>3488</text:p>
          </table:table-cell>
          <table:table-cell office:value-type="string" table:style-name="ce4">
            <text:p>Third Party Payments</text:p>
          </table:table-cell>
          <table:table-cell table:number-columns-repeated="16379"/>
        </table:table-row>
        <table:table-row table:style-name="ro1">
          <table:table-cell office:value-type="date" office:date-value="2020-08-25T00:00:00" table:style-name="ce3">
            <text:p>25/08/2020</text:p>
          </table:table-cell>
          <table:table-cell office:value-type="string" table:style-name="ce4">
            <text:p>GOODYEAR DUNLOP UK</text:p>
          </table:table-cell>
          <table:table-cell office:value-type="float" office:value="4461.3999999999996" table:style-name="ce5">
            <text:p>4461.4</text:p>
          </table:table-cell>
          <table:table-cell office:value-type="float" office:value="3488" table:style-name="ce5">
            <text:p>3488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8-19T00:00:00" table:style-name="ce3">
            <text:p>19/08/2020</text:p>
          </table:table-cell>
          <table:table-cell office:value-type="string" table:style-name="ce4">
            <text:p>GOODYEAR DUNLOP UK</text:p>
          </table:table-cell>
          <table:table-cell office:value-type="float" office:value="42387.9" table:style-name="ce5">
            <text:p>42387.9</text:p>
          </table:table-cell>
          <table:table-cell office:value-type="float" office:value="3487" table:style-name="ce5">
            <text:p>3487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8-19T00:00:00" table:style-name="ce3">
            <text:p>19/08/2020</text:p>
          </table:table-cell>
          <table:table-cell office:value-type="string" table:style-name="ce4">
            <text:p>GRESHAM OFFICE FURNITURE LTD</text:p>
          </table:table-cell>
          <table:table-cell office:value-type="float" office:value="2448" table:style-name="ce5">
            <text:p>2448</text:p>
          </table:table-cell>
          <table:table-cell office:value-type="float" office:value="3487" table:style-name="ce5">
            <text:p>3487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8-25T00:00:00" table:style-name="ce3">
            <text:p>25/08/2020</text:p>
          </table:table-cell>
          <table:table-cell office:value-type="string" table:style-name="ce4">
            <text:p>GRESHAM OFFICE FURNITURE LTD</text:p>
          </table:table-cell>
          <table:table-cell office:value-type="float" office:value="2613.5" table:style-name="ce5">
            <text:p>2613.5</text:p>
          </table:table-cell>
          <table:table-cell office:value-type="float" office:value="3488" table:style-name="ce5">
            <text:p>3488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8-11T00:00:00" table:style-name="ce3">
            <text:p>11/08/2020</text:p>
          </table:table-cell>
          <table:table-cell office:value-type="string" table:style-name="ce4">
            <text:p>GRESHAM OFFICE FURNITURE LTD</text:p>
          </table:table-cell>
          <table:table-cell office:value-type="float" office:value="6454" table:style-name="ce5">
            <text:p>6454</text:p>
          </table:table-cell>
          <table:table-cell office:value-type="float" office:value="3486" table:style-name="ce5">
            <text:p>3486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8-04T00:00:00" table:style-name="ce3">
            <text:p>04/08/2020</text:p>
          </table:table-cell>
          <table:table-cell office:value-type="string" table:style-name="ce4">
            <text:p>GRESHAM OFFICE FURNITURE LTD</text:p>
          </table:table-cell>
          <table:table-cell office:value-type="float" office:value="857" table:style-name="ce5">
            <text:p>857</text:p>
          </table:table-cell>
          <table:table-cell office:value-type="float" office:value="3484" table:style-name="ce5">
            <text:p>3484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8-25T00:00:00" table:style-name="ce3">
            <text:p>25/08/2020</text:p>
          </table:table-cell>
          <table:table-cell office:value-type="string" table:style-name="ce4">
            <text:p>GRG PUBLIC RESOURCES LTD</text:p>
          </table:table-cell>
          <table:table-cell office:value-type="float" office:value="1985" table:style-name="ce5">
            <text:p>1985</text:p>
          </table:table-cell>
          <table:table-cell office:value-type="float" office:value="3488" table:style-name="ce5">
            <text:p>3488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8-25T00:00:00" table:style-name="ce3">
            <text:p>25/08/2020</text:p>
          </table:table-cell>
          <table:table-cell office:value-type="string" table:style-name="ce4">
            <text:p>GRG PUBLIC RESOURCES LTD</text:p>
          </table:table-cell>
          <table:table-cell office:value-type="float" office:value="3362.5" table:style-name="ce5">
            <text:p>3362.5</text:p>
          </table:table-cell>
          <table:table-cell office:value-type="float" office:value="3488" table:style-name="ce5">
            <text:p>3488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8-11T00:00:00" table:style-name="ce3">
            <text:p>11/08/2020</text:p>
          </table:table-cell>
          <table:table-cell office:value-type="string" table:style-name="ce4">
            <text:p>GROUPTYRE WHOLSALE LTD</text:p>
          </table:table-cell>
          <table:table-cell office:value-type="float" office:value="770.7" table:style-name="ce5">
            <text:p>770.7</text:p>
          </table:table-cell>
          <table:table-cell office:value-type="float" office:value="3486" table:style-name="ce5">
            <text:p>3486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8-04T00:00:00" table:style-name="ce3">
            <text:p>04/08/2020</text:p>
          </table:table-cell>
          <table:table-cell office:value-type="string" table:style-name="ce4">
            <text:p>GROUPTYRE WHOLSALE LTD</text:p>
          </table:table-cell>
          <table:table-cell office:value-type="float" office:value="1073.5999999999999" table:style-name="ce5">
            <text:p>1073.6</text:p>
          </table:table-cell>
          <table:table-cell office:value-type="float" office:value="3484" table:style-name="ce5">
            <text:p>3484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8-19T00:00:00" table:style-name="ce3">
            <text:p>19/08/2020</text:p>
          </table:table-cell>
          <table:table-cell office:value-type="string" table:style-name="ce4">
            <text:p>GROUPTYRE WHOLSALE LTD</text:p>
          </table:table-cell>
          <table:table-cell office:value-type="float" office:value="5930.65" table:style-name="ce5">
            <text:p>5930.65</text:p>
          </table:table-cell>
          <table:table-cell office:value-type="float" office:value="3487" table:style-name="ce5">
            <text:p>3487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8-25T00:00:00" table:style-name="ce3">
            <text:p>25/08/2020</text:p>
          </table:table-cell>
          <table:table-cell office:value-type="string" table:style-name="ce4">
            <text:p>GROUPTYRE WHOLSALE LTD</text:p>
          </table:table-cell>
          <table:table-cell office:value-type="float" office:value="1305.5" table:style-name="ce5">
            <text:p>1305.5</text:p>
          </table:table-cell>
          <table:table-cell office:value-type="float" office:value="3488" table:style-name="ce5">
            <text:p>3488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8-25T00:00:00" table:style-name="ce3">
            <text:p>25/08/2020</text:p>
          </table:table-cell>
          <table:table-cell office:value-type="string" table:style-name="ce4">
            <text:p>GRUNDON WASTE MANAGEMENT LTD</text:p>
          </table:table-cell>
          <table:table-cell office:value-type="float" office:value="36626.42" table:style-name="ce5">
            <text:p>36626.42</text:p>
          </table:table-cell>
          <table:table-cell office:value-type="float" office:value="3488" table:style-name="ce5">
            <text:p>3488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8-04T00:00:00" table:style-name="ce3">
            <text:p>04/08/2020</text:p>
          </table:table-cell>
          <table:table-cell office:value-type="string" table:style-name="ce4">
            <text:p>H FINE &amp; SONS LTD</text:p>
          </table:table-cell>
          <table:table-cell office:value-type="float" office:value="5125" table:style-name="ce5">
            <text:p>5125</text:p>
          </table:table-cell>
          <table:table-cell office:value-type="float" office:value="3484" table:style-name="ce5">
            <text:p>3484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8-19T00:00:00" table:style-name="ce3">
            <text:p>19/08/2020</text:p>
          </table:table-cell>
          <table:table-cell office:value-type="string" table:style-name="ce4">
            <text:p>HAMPSHIRE POLICE AUTHORITY</text:p>
          </table:table-cell>
          <table:table-cell office:value-type="float" office:value="503.68" table:style-name="ce5">
            <text:p>503.68</text:p>
          </table:table-cell>
          <table:table-cell office:value-type="float" office:value="3487" table:style-name="ce5">
            <text:p>3487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8-04T00:00:00" table:style-name="ce3">
            <text:p>04/08/2020</text:p>
          </table:table-cell>
          <table:table-cell office:value-type="string" table:style-name="ce4">
            <text:p>HAMPSHIRE POLICE AUTHORITY</text:p>
          </table:table-cell>
          <table:table-cell office:value-type="float" office:value="25718.94" table:style-name="ce5">
            <text:p>25718.94</text:p>
          </table:table-cell>
          <table:table-cell office:value-type="float" office:value="3484" table:style-name="ce5">
            <text:p>3484</text:p>
          </table:table-cell>
          <table:table-cell office:value-type="string" table:style-name="ce4">
            <text:p>Police Officer Pay</text:p>
          </table:table-cell>
          <table:table-cell table:number-columns-repeated="16379"/>
        </table:table-row>
        <table:table-row table:style-name="ro1">
          <table:table-cell office:value-type="date" office:date-value="2020-08-19T00:00:00" table:style-name="ce3">
            <text:p>19/08/2020</text:p>
          </table:table-cell>
          <table:table-cell office:value-type="string" table:style-name="ce4">
            <text:p>HAMPSHIRE POLICE AUTHORITY</text:p>
          </table:table-cell>
          <table:table-cell office:value-type="float" office:value="4500" table:style-name="ce5">
            <text:p>4500</text:p>
          </table:table-cell>
          <table:table-cell office:value-type="float" office:value="3487" table:style-name="ce5">
            <text:p>3487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8-19T00:00:00" table:style-name="ce3">
            <text:p>19/08/2020</text:p>
          </table:table-cell>
          <table:table-cell office:value-type="string" table:style-name="ce4">
            <text:p>HAMPSHIRE POLICE AUTHORITY</text:p>
          </table:table-cell>
          <table:table-cell office:value-type="float" office:value="32248" table:style-name="ce5">
            <text:p>32248</text:p>
          </table:table-cell>
          <table:table-cell office:value-type="float" office:value="3487" table:style-name="ce5">
            <text:p>3487</text:p>
          </table:table-cell>
          <table:table-cell office:value-type="string" table:style-name="ce4">
            <text:p>Third Party Payments</text:p>
          </table:table-cell>
          <table:table-cell table:number-columns-repeated="16379"/>
        </table:table-row>
        <table:table-row table:style-name="ro1">
          <table:table-cell office:value-type="date" office:date-value="2020-08-19T00:00:00" table:style-name="ce3">
            <text:p>19/08/2020</text:p>
          </table:table-cell>
          <table:table-cell office:value-type="string" table:style-name="ce4">
            <text:p>HEADINGTON CARRIERS LIMITED</text:p>
          </table:table-cell>
          <table:table-cell office:value-type="float" office:value="600" table:style-name="ce5">
            <text:p>600</text:p>
          </table:table-cell>
          <table:table-cell office:value-type="float" office:value="3487" table:style-name="ce5">
            <text:p>3487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8-25T00:00:00" table:style-name="ce3">
            <text:p>25/08/2020</text:p>
          </table:table-cell>
          <table:table-cell office:value-type="string" table:style-name="ce4">
            <text:p>HEADLEY TYRES LTD</text:p>
          </table:table-cell>
          <table:table-cell office:value-type="float" office:value="718.65" table:style-name="ce5">
            <text:p>718.65</text:p>
          </table:table-cell>
          <table:table-cell office:value-type="float" office:value="3488" table:style-name="ce5">
            <text:p>3488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8-11T00:00:00" table:style-name="ce3">
            <text:p>11/08/2020</text:p>
          </table:table-cell>
          <table:table-cell office:value-type="string" table:style-name="ce4">
            <text:p>HEADLEY TYRES LTD</text:p>
          </table:table-cell>
          <table:table-cell office:value-type="float" office:value="1149.5" table:style-name="ce5">
            <text:p>1149.5</text:p>
          </table:table-cell>
          <table:table-cell office:value-type="float" office:value="3486" table:style-name="ce5">
            <text:p>3486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8-25T00:00:00" table:style-name="ce3">
            <text:p>25/08/2020</text:p>
          </table:table-cell>
          <table:table-cell office:value-type="string" table:style-name="ce4">
            <text:p>HIDEOUT LEATHER</text:p>
          </table:table-cell>
          <table:table-cell office:value-type="float" office:value="625" table:style-name="ce5">
            <text:p>625</text:p>
          </table:table-cell>
          <table:table-cell office:value-type="float" office:value="3488" table:style-name="ce5">
            <text:p>3488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8-19T00:00:00" table:style-name="ce3">
            <text:p>19/08/2020</text:p>
          </table:table-cell>
          <table:table-cell office:value-type="string" table:style-name="ce4">
            <text:p>HIDEOUT LEATHER</text:p>
          </table:table-cell>
          <table:table-cell office:value-type="float" office:value="2007" table:style-name="ce5">
            <text:p>2007</text:p>
          </table:table-cell>
          <table:table-cell office:value-type="float" office:value="3487" table:style-name="ce5">
            <text:p>3487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8-04T00:00:00" table:style-name="ce3">
            <text:p>04/08/2020</text:p>
          </table:table-cell>
          <table:table-cell office:value-type="string" table:style-name="ce4">
            <text:p>HOME OFFICE</text:p>
          </table:table-cell>
          <table:table-cell office:value-type="float" office:value="217500.1" table:style-name="ce5">
            <text:p>217500.1</text:p>
          </table:table-cell>
          <table:table-cell office:value-type="float" office:value="3484" table:style-name="ce5">
            <text:p>3484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8-25T00:00:00" table:style-name="ce3">
            <text:p>25/08/2020</text:p>
          </table:table-cell>
          <table:table-cell office:value-type="string" table:style-name="ce4">
            <text:p>HYUNDAI MOTOR UK LIMITED</text:p>
          </table:table-cell>
          <table:table-cell office:value-type="float" office:value="68978" table:style-name="ce5">
            <text:p>68978</text:p>
          </table:table-cell>
          <table:table-cell office:value-type="float" office:value="3488" table:style-name="ce5">
            <text:p>3488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8-04T00:00:00" table:style-name="ce3">
            <text:p>04/08/2020</text:p>
          </table:table-cell>
          <table:table-cell office:value-type="string" table:style-name="ce4">
            <text:p>IAN WEBB ENGINEERING LTD</text:p>
          </table:table-cell>
          <table:table-cell office:value-type="float" office:value="2102" table:style-name="ce5">
            <text:p>2102</text:p>
          </table:table-cell>
          <table:table-cell office:value-type="float" office:value="3484" table:style-name="ce5">
            <text:p>3484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8-25T00:00:00" table:style-name="ce3">
            <text:p>25/08/2020</text:p>
          </table:table-cell>
          <table:table-cell office:value-type="string" table:style-name="ce4">
            <text:p>IAN WEBB ENGINEERING LTD</text:p>
          </table:table-cell>
          <table:table-cell office:value-type="float" office:value="828" table:style-name="ce5">
            <text:p>828</text:p>
          </table:table-cell>
          <table:table-cell office:value-type="float" office:value="3488" table:style-name="ce5">
            <text:p>3488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8-19T00:00:00" table:style-name="ce3">
            <text:p>19/08/2020</text:p>
          </table:table-cell>
          <table:table-cell office:value-type="string" table:style-name="ce4">
            <text:p>ICETRAK LTD</text:p>
          </table:table-cell>
          <table:table-cell office:value-type="float" office:value="9651.7000000000007" table:style-name="ce5">
            <text:p>9651.7</text:p>
          </table:table-cell>
          <table:table-cell office:value-type="float" office:value="3487" table:style-name="ce5">
            <text:p>3487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8-11T00:00:00" table:style-name="ce3">
            <text:p>11/08/2020</text:p>
          </table:table-cell>
          <table:table-cell office:value-type="string" table:style-name="ce4">
            <text:p>IMSERV EUROPE LTD</text:p>
          </table:table-cell>
          <table:table-cell office:value-type="float" office:value="6461.91" table:style-name="ce5">
            <text:p>6461.91</text:p>
          </table:table-cell>
          <table:table-cell office:value-type="float" office:value="3486" table:style-name="ce5">
            <text:p>3486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8-19T00:00:00" table:style-name="ce3">
            <text:p>19/08/2020</text:p>
          </table:table-cell>
          <table:table-cell office:value-type="string" table:style-name="ce4">
            <text:p>INAZONE LTD</text:p>
          </table:table-cell>
          <table:table-cell office:value-type="float" office:value="1109" table:style-name="ce5">
            <text:p>1109</text:p>
          </table:table-cell>
          <table:table-cell office:value-type="float" office:value="3487" table:style-name="ce5">
            <text:p>3487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8-11T00:00:00" table:style-name="ce3">
            <text:p>11/08/2020</text:p>
          </table:table-cell>
          <table:table-cell office:value-type="string" table:style-name="ce4">
            <text:p>INSIDE OUT DEVELOPMENTS LTD</text:p>
          </table:table-cell>
          <table:table-cell office:value-type="float" office:value="646.20000000000005" table:style-name="ce5">
            <text:p>646.2</text:p>
          </table:table-cell>
          <table:table-cell office:value-type="float" office:value="3486" table:style-name="ce5">
            <text:p>3486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8-04T00:00:00" table:style-name="ce3">
            <text:p>04/08/2020</text:p>
          </table:table-cell>
          <table:table-cell office:value-type="string" table:style-name="ce4">
            <text:p>INTRAMARK LIMITED</text:p>
          </table:table-cell>
          <table:table-cell office:value-type="float" office:value="506" table:style-name="ce5">
            <text:p>506</text:p>
          </table:table-cell>
          <table:table-cell office:value-type="float" office:value="3484" table:style-name="ce5">
            <text:p>3484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8-11T00:00:00" table:style-name="ce3">
            <text:p>11/08/2020</text:p>
          </table:table-cell>
          <table:table-cell office:value-type="string" table:style-name="ce4">
            <text:p>K &amp; R AUTO SERVICES LTD</text:p>
          </table:table-cell>
          <table:table-cell office:value-type="float" office:value="595.53" table:style-name="ce5">
            <text:p>595.53</text:p>
          </table:table-cell>
          <table:table-cell office:value-type="float" office:value="3486" table:style-name="ce5">
            <text:p>3486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8-19T00:00:00" table:style-name="ce3">
            <text:p>19/08/2020</text:p>
          </table:table-cell>
          <table:table-cell office:value-type="string" table:style-name="ce4">
            <text:p>KCOM GROUP PLC</text:p>
          </table:table-cell>
          <table:table-cell office:value-type="float" office:value="593.58000000000004" table:style-name="ce5">
            <text:p>593.58</text:p>
          </table:table-cell>
          <table:table-cell office:value-type="float" office:value="3487" table:style-name="ce5">
            <text:p>3487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8-11T00:00:00" table:style-name="ce3">
            <text:p>11/08/2020</text:p>
          </table:table-cell>
          <table:table-cell office:value-type="string" table:style-name="ce4">
            <text:p>KENT POLICE</text:p>
          </table:table-cell>
          <table:table-cell office:value-type="float" office:value="90238" table:style-name="ce5">
            <text:p>90238</text:p>
          </table:table-cell>
          <table:table-cell office:value-type="float" office:value="3486" table:style-name="ce5">
            <text:p>3486</text:p>
          </table:table-cell>
          <table:table-cell office:value-type="string" table:style-name="ce4">
            <text:p>Third Party Payments</text:p>
          </table:table-cell>
          <table:table-cell table:number-columns-repeated="16379"/>
        </table:table-row>
        <table:table-row table:style-name="ro1">
          <table:table-cell office:value-type="date" office:date-value="2020-08-19T00:00:00" table:style-name="ce3">
            <text:p>19/08/2020</text:p>
          </table:table-cell>
          <table:table-cell office:value-type="string" table:style-name="ce4">
            <text:p>KENT POLICE</text:p>
          </table:table-cell>
          <table:table-cell office:value-type="float" office:value="22643.599999999999" table:style-name="ce5">
            <text:p>22643.6</text:p>
          </table:table-cell>
          <table:table-cell office:value-type="float" office:value="3487" table:style-name="ce5">
            <text:p>3487</text:p>
          </table:table-cell>
          <table:table-cell office:value-type="string" table:style-name="ce4">
            <text:p>Third Party Payments</text:p>
          </table:table-cell>
          <table:table-cell table:number-columns-repeated="16379"/>
        </table:table-row>
        <table:table-row table:style-name="ro1">
          <table:table-cell office:value-type="date" office:date-value="2020-08-11T00:00:00" table:style-name="ce3">
            <text:p>11/08/2020</text:p>
          </table:table-cell>
          <table:table-cell office:value-type="string" table:style-name="ce4">
            <text:p>KEY INDUSTRIAL EQUIPMENT LTD</text:p>
          </table:table-cell>
          <table:table-cell office:value-type="float" office:value="2391.12" table:style-name="ce5">
            <text:p>2391.12</text:p>
          </table:table-cell>
          <table:table-cell office:value-type="float" office:value="3486" table:style-name="ce5">
            <text:p>3486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8-19T00:00:00" table:style-name="ce3">
            <text:p>19/08/2020</text:p>
          </table:table-cell>
          <table:table-cell office:value-type="string" table:style-name="ce4">
            <text:p>LAMBERT SMITH HAMPTON</text:p>
          </table:table-cell>
          <table:table-cell office:value-type="float" office:value="1080" table:style-name="ce5">
            <text:p>1080</text:p>
          </table:table-cell>
          <table:table-cell office:value-type="float" office:value="3487" table:style-name="ce5">
            <text:p>3487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8-04T00:00:00" table:style-name="ce3">
            <text:p>04/08/2020</text:p>
          </table:table-cell>
          <table:table-cell office:value-type="string" table:style-name="ce4">
            <text:p>LAMBERT SMITH HAMPTON</text:p>
          </table:table-cell>
          <table:table-cell office:value-type="float" office:value="2000" table:style-name="ce5">
            <text:p>2000</text:p>
          </table:table-cell>
          <table:table-cell office:value-type="float" office:value="3484" table:style-name="ce5">
            <text:p>3484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8-25T00:00:00" table:style-name="ce3">
            <text:p>25/08/2020</text:p>
          </table:table-cell>
          <table:table-cell office:value-type="string" table:style-name="ce4">
            <text:p>LAMBERT SMITH HAMPTON</text:p>
          </table:table-cell>
          <table:table-cell office:value-type="float" office:value="20341.71" table:style-name="ce5">
            <text:p>20341.71</text:p>
          </table:table-cell>
          <table:table-cell office:value-type="float" office:value="3488" table:style-name="ce5">
            <text:p>3488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8-25T00:00:00" table:style-name="ce3">
            <text:p>25/08/2020</text:p>
          </table:table-cell>
          <table:table-cell office:value-type="string" table:style-name="ce4">
            <text:p>LOWE &amp; OLIVER LTD</text:p>
          </table:table-cell>
          <table:table-cell office:value-type="float" office:value="750" table:style-name="ce5">
            <text:p>750</text:p>
          </table:table-cell>
          <table:table-cell office:value-type="float" office:value="3488" table:style-name="ce5">
            <text:p>3488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8-19T00:00:00" table:style-name="ce3">
            <text:p>19/08/2020</text:p>
          </table:table-cell>
          <table:table-cell office:value-type="string" table:style-name="ce4">
            <text:p>LOWE &amp; OLIVER LTD</text:p>
          </table:table-cell>
          <table:table-cell office:value-type="float" office:value="4760.82" table:style-name="ce5">
            <text:p>4760.82</text:p>
          </table:table-cell>
          <table:table-cell office:value-type="float" office:value="3487" table:style-name="ce5">
            <text:p>3487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8-19T00:00:00" table:style-name="ce3">
            <text:p>19/08/2020</text:p>
          </table:table-cell>
          <table:table-cell office:value-type="string" table:style-name="ce4">
            <text:p>MAINTENANCE ASSOCIATED SERVICES LTD</text:p>
          </table:table-cell>
          <table:table-cell office:value-type="float" office:value="914.69" table:style-name="ce5">
            <text:p>914.69</text:p>
          </table:table-cell>
          <table:table-cell office:value-type="float" office:value="3487" table:style-name="ce5">
            <text:p>3487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8-19T00:00:00" table:style-name="ce3">
            <text:p>19/08/2020</text:p>
          </table:table-cell>
          <table:table-cell office:value-type="string" table:style-name="ce4">
            <text:p>MAYORS OFFICE FOR POLICING &amp; CRIME M</text:p>
          </table:table-cell>
          <table:table-cell office:value-type="float" office:value="988.6" table:style-name="ce5">
            <text:p>988.6</text:p>
          </table:table-cell>
          <table:table-cell office:value-type="float" office:value="3487" table:style-name="ce5">
            <text:p>3487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8-11T00:00:00" table:style-name="ce3">
            <text:p>11/08/2020</text:p>
          </table:table-cell>
          <table:table-cell office:value-type="string" table:style-name="ce4">
            <text:p>MAYORS OFFICE FOR POLICING &amp; CRIME M</text:p>
          </table:table-cell>
          <table:table-cell office:value-type="float" office:value="7500" table:style-name="ce5">
            <text:p>7500</text:p>
          </table:table-cell>
          <table:table-cell office:value-type="float" office:value="3486" table:style-name="ce5">
            <text:p>3486</text:p>
          </table:table-cell>
          <table:table-cell office:value-type="string" table:style-name="ce4">
            <text:p>Restructure, Training &amp; Conference Costs</text:p>
          </table:table-cell>
          <table:table-cell table:number-columns-repeated="16379"/>
        </table:table-row>
        <table:table-row table:style-name="ro1">
          <table:table-cell office:value-type="date" office:date-value="2020-08-19T00:00:00" table:style-name="ce3">
            <text:p>19/08/2020</text:p>
          </table:table-cell>
          <table:table-cell office:value-type="string" table:style-name="ce4">
            <text:p>MC PRODUCTS</text:p>
          </table:table-cell>
          <table:table-cell office:value-type="float" office:value="1590" table:style-name="ce5">
            <text:p>1590</text:p>
          </table:table-cell>
          <table:table-cell office:value-type="float" office:value="3487" table:style-name="ce5">
            <text:p>3487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8-11T00:00:00" table:style-name="ce3">
            <text:p>11/08/2020</text:p>
          </table:table-cell>
          <table:table-cell office:value-type="string" table:style-name="ce4">
            <text:p>MICHAEL LUPTON ASSOCIATES LTD</text:p>
          </table:table-cell>
          <table:table-cell office:value-type="float" office:value="595" table:style-name="ce5">
            <text:p>595</text:p>
          </table:table-cell>
          <table:table-cell office:value-type="float" office:value="3486" table:style-name="ce5">
            <text:p>3486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8-19T00:00:00" table:style-name="ce3">
            <text:p>19/08/2020</text:p>
          </table:table-cell>
          <table:table-cell office:value-type="string" table:style-name="ce4">
            <text:p>MILTON KEYNES COUNCIL</text:p>
          </table:table-cell>
          <table:table-cell office:value-type="float" office:value="261694" table:style-name="ce5">
            <text:p>261694</text:p>
          </table:table-cell>
          <table:table-cell office:value-type="float" office:value="3487" table:style-name="ce5">
            <text:p>3487</text:p>
          </table:table-cell>
          <table:table-cell office:value-type="string" table:style-name="ce4">
            <text:p>Third Party Payments</text:p>
          </table:table-cell>
          <table:table-cell table:number-columns-repeated="16379"/>
        </table:table-row>
        <table:table-row table:style-name="ro1">
          <table:table-cell office:value-type="date" office:date-value="2020-08-19T00:00:00" table:style-name="ce3">
            <text:p>19/08/2020</text:p>
          </table:table-cell>
          <table:table-cell office:value-type="string" table:style-name="ce4">
            <text:p>MILTON KEYNES COUNCIL</text:p>
          </table:table-cell>
          <table:table-cell office:value-type="float" office:value="7500" table:style-name="ce5">
            <text:p>7500</text:p>
          </table:table-cell>
          <table:table-cell office:value-type="float" office:value="3487" table:style-name="ce5">
            <text:p>3487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8-04T00:00:00" table:style-name="ce3">
            <text:p>04/08/2020</text:p>
          </table:table-cell>
          <table:table-cell office:value-type="string" table:style-name="ce4">
            <text:p>MORGAN SINDALL (CONSTRUCTION) PLC</text:p>
          </table:table-cell>
          <table:table-cell office:value-type="float" office:value="3459.5" table:style-name="ce5">
            <text:p>3459.5</text:p>
          </table:table-cell>
          <table:table-cell office:value-type="float" office:value="3484" table:style-name="ce5">
            <text:p>3484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8-11T00:00:00" table:style-name="ce3">
            <text:p>11/08/2020</text:p>
          </table:table-cell>
          <table:table-cell office:value-type="string" table:style-name="ce4">
            <text:p>MORGAN SINDALL (CONSTRUCTION) PLC</text:p>
          </table:table-cell>
          <table:table-cell office:value-type="float" office:value="6468.21" table:style-name="ce5">
            <text:p>6468.21</text:p>
          </table:table-cell>
          <table:table-cell office:value-type="float" office:value="3486" table:style-name="ce5">
            <text:p>3486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8-19T00:00:00" table:style-name="ce3">
            <text:p>19/08/2020</text:p>
          </table:table-cell>
          <table:table-cell office:value-type="string" table:style-name="ce4">
            <text:p>MORGAN SINDALL (CONSTRUCTION) PLC</text:p>
          </table:table-cell>
          <table:table-cell office:value-type="float" office:value="1602.9" table:style-name="ce5">
            <text:p>1602.9</text:p>
          </table:table-cell>
          <table:table-cell office:value-type="float" office:value="3487" table:style-name="ce5">
            <text:p>3487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8-25T00:00:00" table:style-name="ce3">
            <text:p>25/08/2020</text:p>
          </table:table-cell>
          <table:table-cell office:value-type="string" table:style-name="ce4">
            <text:p>MORGAN SINDALL (CONSTRUCTION) PLC</text:p>
          </table:table-cell>
          <table:table-cell office:value-type="float" office:value="41204.07" table:style-name="ce5">
            <text:p>41204.07</text:p>
          </table:table-cell>
          <table:table-cell office:value-type="float" office:value="3488" table:style-name="ce5">
            <text:p>3488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8-19T00:00:00" table:style-name="ce3">
            <text:p>19/08/2020</text:p>
          </table:table-cell>
          <table:table-cell office:value-type="string" table:style-name="ce4">
            <text:p>MORGAN SINDALL (CONSTRUCTION) PLC</text:p>
          </table:table-cell>
          <table:table-cell office:value-type="float" office:value="20620.97" table:style-name="ce5">
            <text:p>20620.97</text:p>
          </table:table-cell>
          <table:table-cell office:value-type="float" office:value="3487" table:style-name="ce5">
            <text:p>3487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8-19T00:00:00" table:style-name="ce3">
            <text:p>19/08/2020</text:p>
          </table:table-cell>
          <table:table-cell office:value-type="string" table:style-name="ce4">
            <text:p>NEWTRIM (UK) LTD</text:p>
          </table:table-cell>
          <table:table-cell office:value-type="float" office:value="1560" table:style-name="ce5">
            <text:p>1560</text:p>
          </table:table-cell>
          <table:table-cell office:value-type="float" office:value="3487" table:style-name="ce5">
            <text:p>3487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8-04T00:00:00" table:style-name="ce3">
            <text:p>04/08/2020</text:p>
          </table:table-cell>
          <table:table-cell office:value-type="string" table:style-name="ce4">
            <text:p>NICK ROBINS LTD</text:p>
          </table:table-cell>
          <table:table-cell office:value-type="float" office:value="795" table:style-name="ce5">
            <text:p>795</text:p>
          </table:table-cell>
          <table:table-cell office:value-type="float" office:value="3484" table:style-name="ce5">
            <text:p>3484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8-11T00:00:00" table:style-name="ce3">
            <text:p>11/08/2020</text:p>
          </table:table-cell>
          <table:table-cell office:value-type="string" table:style-name="ce4">
            <text:p>NORTHROP GRUMMAN SYSTEMS</text:p>
          </table:table-cell>
          <table:table-cell office:value-type="float" office:value="9580" table:style-name="ce5">
            <text:p>9580</text:p>
          </table:table-cell>
          <table:table-cell office:value-type="float" office:value="3486" table:style-name="ce5">
            <text:p>3486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8-25T00:00:00" table:style-name="ce3">
            <text:p>25/08/2020</text:p>
          </table:table-cell>
          <table:table-cell office:value-type="string" table:style-name="ce4">
            <text:p>ORCHID CELLMARK LTD</text:p>
          </table:table-cell>
          <table:table-cell office:value-type="float" office:value="81878.490000000005" table:style-name="ce5">
            <text:p>81878.49</text:p>
          </table:table-cell>
          <table:table-cell office:value-type="float" office:value="3488" table:style-name="ce5">
            <text:p>3488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8-04T00:00:00" table:style-name="ce3">
            <text:p>04/08/2020</text:p>
          </table:table-cell>
          <table:table-cell office:value-type="string" table:style-name="ce4">
            <text:p>ORCHID CELLMARK LTD</text:p>
          </table:table-cell>
          <table:table-cell office:value-type="float" office:value="5471.4" table:style-name="ce5">
            <text:p>5471.4</text:p>
          </table:table-cell>
          <table:table-cell office:value-type="float" office:value="3484" table:style-name="ce5">
            <text:p>3484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8-19T00:00:00" table:style-name="ce3">
            <text:p>19/08/2020</text:p>
          </table:table-cell>
          <table:table-cell office:value-type="string" table:style-name="ce4">
            <text:p>ORCHID CELLMARK LTD</text:p>
          </table:table-cell>
          <table:table-cell office:value-type="float" office:value="87894.64" table:style-name="ce5">
            <text:p>87894.64</text:p>
          </table:table-cell>
          <table:table-cell office:value-type="float" office:value="3487" table:style-name="ce5">
            <text:p>3487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8-11T00:00:00" table:style-name="ce3">
            <text:p>11/08/2020</text:p>
          </table:table-cell>
          <table:table-cell office:value-type="string" table:style-name="ce4">
            <text:p>ORCHID CELLMARK LTD</text:p>
          </table:table-cell>
          <table:table-cell office:value-type="float" office:value="52652.68" table:style-name="ce5">
            <text:p>52652.68</text:p>
          </table:table-cell>
          <table:table-cell office:value-type="float" office:value="3486" table:style-name="ce5">
            <text:p>3486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8-19T00:00:00" table:style-name="ce3">
            <text:p>19/08/2020</text:p>
          </table:table-cell>
          <table:table-cell office:value-type="string" table:style-name="ce4">
            <text:p>OSMOND GROUP LTD</text:p>
          </table:table-cell>
          <table:table-cell office:value-type="float" office:value="620.1" table:style-name="ce5">
            <text:p>620.1</text:p>
          </table:table-cell>
          <table:table-cell office:value-type="float" office:value="3487" table:style-name="ce5">
            <text:p>3487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8-11T00:00:00" table:style-name="ce3">
            <text:p>11/08/2020</text:p>
          </table:table-cell>
          <table:table-cell office:value-type="string" table:style-name="ce4">
            <text:p>OXFORD CITY COUNCIL</text:p>
          </table:table-cell>
          <table:table-cell office:value-type="float" office:value="4500" table:style-name="ce5">
            <text:p>4500</text:p>
          </table:table-cell>
          <table:table-cell office:value-type="float" office:value="3486" table:style-name="ce5">
            <text:p>3486</text:p>
          </table:table-cell>
          <table:table-cell office:value-type="string" table:style-name="ce4">
            <text:p>Third Party Payments</text:p>
          </table:table-cell>
          <table:table-cell table:number-columns-repeated="16379"/>
        </table:table-row>
        <table:table-row table:style-name="ro1">
          <table:table-cell office:value-type="date" office:date-value="2020-08-19T00:00:00" table:style-name="ce3">
            <text:p>19/08/2020</text:p>
          </table:table-cell>
          <table:table-cell office:value-type="string" table:style-name="ce4">
            <text:p>OXFORDSHIRE COUNTY COUNCIL</text:p>
          </table:table-cell>
          <table:table-cell office:value-type="float" office:value="693923" table:style-name="ce5">
            <text:p>693923</text:p>
          </table:table-cell>
          <table:table-cell office:value-type="float" office:value="3487" table:style-name="ce5">
            <text:p>3487</text:p>
          </table:table-cell>
          <table:table-cell office:value-type="string" table:style-name="ce4">
            <text:p>Third Party Payments</text:p>
          </table:table-cell>
          <table:table-cell table:number-columns-repeated="16379"/>
        </table:table-row>
        <table:table-row table:style-name="ro1">
          <table:table-cell office:value-type="date" office:date-value="2020-08-04T00:00:00" table:style-name="ce3">
            <text:p>04/08/2020</text:p>
          </table:table-cell>
          <table:table-cell office:value-type="string" table:style-name="ce4">
            <text:p>PAYPOINT NETWORK LTD</text:p>
          </table:table-cell>
          <table:table-cell office:value-type="float" office:value="550" table:style-name="ce5">
            <text:p>550</text:p>
          </table:table-cell>
          <table:table-cell office:value-type="float" office:value="3484" table:style-name="ce5">
            <text:p>3484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8-04T00:00:00" table:style-name="ce3">
            <text:p>04/08/2020</text:p>
          </table:table-cell>
          <table:table-cell office:value-type="string" table:style-name="ce4">
            <text:p>PMC POLYTHENE LTD</text:p>
          </table:table-cell>
          <table:table-cell office:value-type="float" office:value="1155.2" table:style-name="ce5">
            <text:p>1155.2</text:p>
          </table:table-cell>
          <table:table-cell office:value-type="float" office:value="3484" table:style-name="ce5">
            <text:p>3484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8-19T00:00:00" table:style-name="ce3">
            <text:p>19/08/2020</text:p>
          </table:table-cell>
          <table:table-cell office:value-type="string" table:style-name="ce4">
            <text:p>PMD MAGNETICS</text:p>
          </table:table-cell>
          <table:table-cell office:value-type="float" office:value="610" table:style-name="ce5">
            <text:p>610</text:p>
          </table:table-cell>
          <table:table-cell office:value-type="float" office:value="3487" table:style-name="ce5">
            <text:p>3487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8-25T00:00:00" table:style-name="ce3">
            <text:p>25/08/2020</text:p>
          </table:table-cell>
          <table:table-cell office:value-type="string" table:style-name="ce4">
            <text:p>PMD MAGNETICS</text:p>
          </table:table-cell>
          <table:table-cell office:value-type="float" office:value="610" table:style-name="ce5">
            <text:p>610</text:p>
          </table:table-cell>
          <table:table-cell office:value-type="float" office:value="3488" table:style-name="ce5">
            <text:p>3488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8-19T00:00:00" table:style-name="ce3">
            <text:p>19/08/2020</text:p>
          </table:table-cell>
          <table:table-cell office:value-type="string" table:style-name="ce4">
            <text:p>PORTAKABIN LTD</text:p>
          </table:table-cell>
          <table:table-cell office:value-type="float" office:value="6653.81" table:style-name="ce5">
            <text:p>6653.81</text:p>
          </table:table-cell>
          <table:table-cell office:value-type="float" office:value="3487" table:style-name="ce5">
            <text:p>3487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8-11T00:00:00" table:style-name="ce3">
            <text:p>11/08/2020</text:p>
          </table:table-cell>
          <table:table-cell office:value-type="string" table:style-name="ce4">
            <text:p>PORTAKABIN LTD</text:p>
          </table:table-cell>
          <table:table-cell office:value-type="float" office:value="1356.32" table:style-name="ce5">
            <text:p>1356.32</text:p>
          </table:table-cell>
          <table:table-cell office:value-type="float" office:value="3486" table:style-name="ce5">
            <text:p>3486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8-25T00:00:00" table:style-name="ce3">
            <text:p>25/08/2020</text:p>
          </table:table-cell>
          <table:table-cell office:value-type="string" table:style-name="ce4">
            <text:p>POSTURITE (UK) LTD</text:p>
          </table:table-cell>
          <table:table-cell office:value-type="float" office:value="791.63" table:style-name="ce5">
            <text:p>791.63</text:p>
          </table:table-cell>
          <table:table-cell office:value-type="float" office:value="3488" table:style-name="ce5">
            <text:p>3488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8-19T00:00:00" table:style-name="ce3">
            <text:p>19/08/2020</text:p>
          </table:table-cell>
          <table:table-cell office:value-type="string" table:style-name="ce4">
            <text:p>PRESSFAB EVO LTD</text:p>
          </table:table-cell>
          <table:table-cell office:value-type="float" office:value="14137.64" table:style-name="ce5">
            <text:p>14137.64</text:p>
          </table:table-cell>
          <table:table-cell office:value-type="float" office:value="3487" table:style-name="ce5">
            <text:p>3487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8-04T00:00:00" table:style-name="ce3">
            <text:p>04/08/2020</text:p>
          </table:table-cell>
          <table:table-cell office:value-type="string" table:style-name="ce4">
            <text:p>QMP MANAGEMENT &amp; DESIGN</text:p>
          </table:table-cell>
          <table:table-cell office:value-type="float" office:value="3720" table:style-name="ce5">
            <text:p>3720</text:p>
          </table:table-cell>
          <table:table-cell office:value-type="float" office:value="3484" table:style-name="ce5">
            <text:p>3484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8-04T00:00:00" table:style-name="ce3">
            <text:p>04/08/2020</text:p>
          </table:table-cell>
          <table:table-cell office:value-type="string" table:style-name="ce4">
            <text:p>QMP MANAGEMENT &amp; DESIGN</text:p>
          </table:table-cell>
          <table:table-cell office:value-type="float" office:value="2080" table:style-name="ce5">
            <text:p>2080</text:p>
          </table:table-cell>
          <table:table-cell office:value-type="float" office:value="3484" table:style-name="ce5">
            <text:p>3484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8-19T00:00:00" table:style-name="ce3">
            <text:p>19/08/2020</text:p>
          </table:table-cell>
          <table:table-cell office:value-type="string" table:style-name="ce4">
            <text:p>READING BOROUGH COUNCIL</text:p>
          </table:table-cell>
          <table:table-cell office:value-type="float" office:value="457814" table:style-name="ce5">
            <text:p>457814</text:p>
          </table:table-cell>
          <table:table-cell office:value-type="float" office:value="3487" table:style-name="ce5">
            <text:p>3487</text:p>
          </table:table-cell>
          <table:table-cell office:value-type="string" table:style-name="ce4">
            <text:p>Third Party Payments</text:p>
          </table:table-cell>
          <table:table-cell table:number-columns-repeated="16379"/>
        </table:table-row>
        <table:table-row table:style-name="ro1">
          <table:table-cell office:value-type="date" office:date-value="2020-08-11T00:00:00" table:style-name="ce3">
            <text:p>11/08/2020</text:p>
          </table:table-cell>
          <table:table-cell office:value-type="string" table:style-name="ce4">
            <text:p>READING BOROUGH COUNCIL</text:p>
          </table:table-cell>
          <table:table-cell office:value-type="float" office:value="1022.67" table:style-name="ce5">
            <text:p>1022.67</text:p>
          </table:table-cell>
          <table:table-cell office:value-type="float" office:value="3486" table:style-name="ce5">
            <text:p>3486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8-11T00:00:00" table:style-name="ce3">
            <text:p>11/08/2020</text:p>
          </table:table-cell>
          <table:table-cell office:value-type="string" table:style-name="ce4">
            <text:p>READING TRANSPORT LTD</text:p>
          </table:table-cell>
          <table:table-cell office:value-type="float" office:value="1245" table:style-name="ce5">
            <text:p>1245</text:p>
          </table:table-cell>
          <table:table-cell office:value-type="float" office:value="3486" table:style-name="ce5">
            <text:p>3486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8-04T00:00:00" table:style-name="ce3">
            <text:p>04/08/2020</text:p>
          </table:table-cell>
          <table:table-cell office:value-type="string" table:style-name="ce4">
            <text:p>READING TRANSPORT LTD</text:p>
          </table:table-cell>
          <table:table-cell office:value-type="float" office:value="1245" table:style-name="ce5">
            <text:p>1245</text:p>
          </table:table-cell>
          <table:table-cell office:value-type="float" office:value="3484" table:style-name="ce5">
            <text:p>3484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8-19T00:00:00" table:style-name="ce3">
            <text:p>19/08/2020</text:p>
          </table:table-cell>
          <table:table-cell office:value-type="string" table:style-name="ce4">
            <text:p>REED</text:p>
          </table:table-cell>
          <table:table-cell office:value-type="float" office:value="204224.98" table:style-name="ce5">
            <text:p>204224.98</text:p>
          </table:table-cell>
          <table:table-cell office:value-type="float" office:value="3487" table:style-name="ce5">
            <text:p>3487</text:p>
          </table:table-cell>
          <table:table-cell office:value-type="string" table:style-name="ce4">
            <text:p>Temporary or Agency Staff</text:p>
          </table:table-cell>
          <table:table-cell table:number-columns-repeated="16379"/>
        </table:table-row>
        <table:table-row table:style-name="ro1">
          <table:table-cell office:value-type="date" office:date-value="2020-08-11T00:00:00" table:style-name="ce3">
            <text:p>11/08/2020</text:p>
          </table:table-cell>
          <table:table-cell office:value-type="string" table:style-name="ce4">
            <text:p>REED</text:p>
          </table:table-cell>
          <table:table-cell office:value-type="float" office:value="74233.119999999995" table:style-name="ce5">
            <text:p>74233.12</text:p>
          </table:table-cell>
          <table:table-cell office:value-type="float" office:value="3486" table:style-name="ce5">
            <text:p>3486</text:p>
          </table:table-cell>
          <table:table-cell office:value-type="string" table:style-name="ce4">
            <text:p>Temporary or Agency Staff</text:p>
          </table:table-cell>
          <table:table-cell table:number-columns-repeated="16379"/>
        </table:table-row>
        <table:table-row table:style-name="ro1">
          <table:table-cell office:value-type="date" office:date-value="2020-08-25T00:00:00" table:style-name="ce3">
            <text:p>25/08/2020</text:p>
          </table:table-cell>
          <table:table-cell office:value-type="string" table:style-name="ce4">
            <text:p>REED</text:p>
          </table:table-cell>
          <table:table-cell office:value-type="float" office:value="85977.39" table:style-name="ce5">
            <text:p>85977.39</text:p>
          </table:table-cell>
          <table:table-cell office:value-type="float" office:value="3488" table:style-name="ce5">
            <text:p>3488</text:p>
          </table:table-cell>
          <table:table-cell office:value-type="string" table:style-name="ce4">
            <text:p>Temporary or Agency Staff</text:p>
          </table:table-cell>
          <table:table-cell table:number-columns-repeated="16379"/>
        </table:table-row>
        <table:table-row table:style-name="ro1">
          <table:table-cell office:value-type="date" office:date-value="2020-08-04T00:00:00" table:style-name="ce3">
            <text:p>04/08/2020</text:p>
          </table:table-cell>
          <table:table-cell office:value-type="string" table:style-name="ce4">
            <text:p>RIDGEWAY GARAGES (NEWBURY) LTD</text:p>
          </table:table-cell>
          <table:table-cell office:value-type="float" office:value="1531.5" table:style-name="ce5">
            <text:p>1531.5</text:p>
          </table:table-cell>
          <table:table-cell office:value-type="float" office:value="3484" table:style-name="ce5">
            <text:p>3484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8-19T00:00:00" table:style-name="ce3">
            <text:p>19/08/2020</text:p>
          </table:table-cell>
          <table:table-cell office:value-type="string" table:style-name="ce4">
            <text:p>RISK MANAGEMENT SERVICES LTD</text:p>
          </table:table-cell>
          <table:table-cell office:value-type="float" office:value="4251" table:style-name="ce5">
            <text:p>4251</text:p>
          </table:table-cell>
          <table:table-cell office:value-type="float" office:value="3487" table:style-name="ce5">
            <text:p>3487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8-04T00:00:00" table:style-name="ce3">
            <text:p>04/08/2020</text:p>
          </table:table-cell>
          <table:table-cell office:value-type="string" table:style-name="ce4">
            <text:p>RISK MANAGEMENT SERVICES LTD</text:p>
          </table:table-cell>
          <table:table-cell office:value-type="float" office:value="8502" table:style-name="ce5">
            <text:p>8502</text:p>
          </table:table-cell>
          <table:table-cell office:value-type="float" office:value="3484" table:style-name="ce5">
            <text:p>3484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8-04T00:00:00" table:style-name="ce3">
            <text:p>04/08/2020</text:p>
          </table:table-cell>
          <table:table-cell office:value-type="string" table:style-name="ce4">
            <text:p>ROBERT M DONALDSON</text:p>
          </table:table-cell>
          <table:table-cell office:value-type="float" office:value="10289" table:style-name="ce5">
            <text:p>10289</text:p>
          </table:table-cell>
          <table:table-cell office:value-type="float" office:value="3484" table:style-name="ce5">
            <text:p>3484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8-25T00:00:00" table:style-name="ce3">
            <text:p>25/08/2020</text:p>
          </table:table-cell>
          <table:table-cell office:value-type="string" table:style-name="ce4">
            <text:p>ROYAL BERKSHIRE FIRE AUTHORITY</text:p>
          </table:table-cell>
          <table:table-cell office:value-type="float" office:value="38041.61" table:style-name="ce5">
            <text:p>38041.61</text:p>
          </table:table-cell>
          <table:table-cell office:value-type="float" office:value="3488" table:style-name="ce5">
            <text:p>3488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8-19T00:00:00" table:style-name="ce3">
            <text:p>19/08/2020</text:p>
          </table:table-cell>
          <table:table-cell office:value-type="string" table:style-name="ce4">
            <text:p>ROYAL BOROUGH OF WINDSOR &amp; MAIDENHEAD CO</text:p>
          </table:table-cell>
          <table:table-cell office:value-type="float" office:value="148921" table:style-name="ce5">
            <text:p>148921</text:p>
          </table:table-cell>
          <table:table-cell office:value-type="float" office:value="3487" table:style-name="ce5">
            <text:p>3487</text:p>
          </table:table-cell>
          <table:table-cell office:value-type="string" table:style-name="ce4">
            <text:p>Third Party Payments</text:p>
          </table:table-cell>
          <table:table-cell table:number-columns-repeated="16379"/>
        </table:table-row>
        <table:table-row table:style-name="ro1">
          <table:table-cell office:value-type="date" office:date-value="2020-08-25T00:00:00" table:style-name="ce3">
            <text:p>25/08/2020</text:p>
          </table:table-cell>
          <table:table-cell office:value-type="string" table:style-name="ce4">
            <text:p>ROYAL MAIL</text:p>
          </table:table-cell>
          <table:table-cell office:value-type="float" office:value="6285.08" table:style-name="ce5">
            <text:p>6285.08</text:p>
          </table:table-cell>
          <table:table-cell office:value-type="float" office:value="3488" table:style-name="ce5">
            <text:p>3488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8-04T00:00:00" table:style-name="ce3">
            <text:p>04/08/2020</text:p>
          </table:table-cell>
          <table:table-cell office:value-type="string" table:style-name="ce4">
            <text:p>ROYAL MAIL</text:p>
          </table:table-cell>
          <table:table-cell office:value-type="float" office:value="5823.6" table:style-name="ce5">
            <text:p>5823.6</text:p>
          </table:table-cell>
          <table:table-cell office:value-type="float" office:value="3484" table:style-name="ce5">
            <text:p>3484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8-11T00:00:00" table:style-name="ce3">
            <text:p>11/08/2020</text:p>
          </table:table-cell>
          <table:table-cell office:value-type="string" table:style-name="ce4">
            <text:p>ROYAL MAIL</text:p>
          </table:table-cell>
          <table:table-cell office:value-type="float" office:value="2371.96" table:style-name="ce5">
            <text:p>2371.96</text:p>
          </table:table-cell>
          <table:table-cell office:value-type="float" office:value="3486" table:style-name="ce5">
            <text:p>3486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8-11T00:00:00" table:style-name="ce3">
            <text:p>11/08/2020</text:p>
          </table:table-cell>
          <table:table-cell office:value-type="string" table:style-name="ce4">
            <text:p>RPS GROUP PLC</text:p>
          </table:table-cell>
          <table:table-cell office:value-type="float" office:value="995" table:style-name="ce5">
            <text:p>995</text:p>
          </table:table-cell>
          <table:table-cell office:value-type="float" office:value="3486" table:style-name="ce5">
            <text:p>3486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8-19T00:00:00" table:style-name="ce3">
            <text:p>19/08/2020</text:p>
          </table:table-cell>
          <table:table-cell office:value-type="string" table:style-name="ce4">
            <text:p>RSG ENGINEERING LTD</text:p>
          </table:table-cell>
          <table:table-cell office:value-type="float" office:value="500.59" table:style-name="ce5">
            <text:p>500.59</text:p>
          </table:table-cell>
          <table:table-cell office:value-type="float" office:value="3487" table:style-name="ce5">
            <text:p>3487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8-11T00:00:00" table:style-name="ce3">
            <text:p>11/08/2020</text:p>
          </table:table-cell>
          <table:table-cell office:value-type="string" table:style-name="ce4">
            <text:p>S P SERVICES</text:p>
          </table:table-cell>
          <table:table-cell office:value-type="float" office:value="1473.6" table:style-name="ce5">
            <text:p>1473.6</text:p>
          </table:table-cell>
          <table:table-cell office:value-type="float" office:value="3486" table:style-name="ce5">
            <text:p>3486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8-25T00:00:00" table:style-name="ce3">
            <text:p>25/08/2020</text:p>
          </table:table-cell>
          <table:table-cell office:value-type="string" table:style-name="ce4">
            <text:p>S P SERVICES</text:p>
          </table:table-cell>
          <table:table-cell office:value-type="float" office:value="614" table:style-name="ce5">
            <text:p>614</text:p>
          </table:table-cell>
          <table:table-cell office:value-type="float" office:value="3488" table:style-name="ce5">
            <text:p>3488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8-19T00:00:00" table:style-name="ce3">
            <text:p>19/08/2020</text:p>
          </table:table-cell>
          <table:table-cell office:value-type="string" table:style-name="ce4">
            <text:p>S P SERVICES</text:p>
          </table:table-cell>
          <table:table-cell office:value-type="float" office:value="1779.5" table:style-name="ce5">
            <text:p>1779.5</text:p>
          </table:table-cell>
          <table:table-cell office:value-type="float" office:value="3487" table:style-name="ce5">
            <text:p>3487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8-19T00:00:00" table:style-name="ce3">
            <text:p>19/08/2020</text:p>
          </table:table-cell>
          <table:table-cell office:value-type="string" table:style-name="ce4">
            <text:p>SCOTTISH POWER</text:p>
          </table:table-cell>
          <table:table-cell office:value-type="float" office:value="1964" table:style-name="ce5">
            <text:p>1964</text:p>
          </table:table-cell>
          <table:table-cell office:value-type="float" office:value="3487" table:style-name="ce5">
            <text:p>3487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8-11T00:00:00" table:style-name="ce3">
            <text:p>11/08/2020</text:p>
          </table:table-cell>
          <table:table-cell office:value-type="string" table:style-name="ce4">
            <text:p>SEPURA LIMITED</text:p>
          </table:table-cell>
          <table:table-cell office:value-type="float" office:value="705" table:style-name="ce5">
            <text:p>705</text:p>
          </table:table-cell>
          <table:table-cell office:value-type="float" office:value="3486" table:style-name="ce5">
            <text:p>3486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8-04T00:00:00" table:style-name="ce3">
            <text:p>04/08/2020</text:p>
          </table:table-cell>
          <table:table-cell office:value-type="string" table:style-name="ce4">
            <text:p>SEPURA LIMITED</text:p>
          </table:table-cell>
          <table:table-cell office:value-type="float" office:value="625" table:style-name="ce5">
            <text:p>625</text:p>
          </table:table-cell>
          <table:table-cell office:value-type="float" office:value="3484" table:style-name="ce5">
            <text:p>3484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8-19T00:00:00" table:style-name="ce3">
            <text:p>19/08/2020</text:p>
          </table:table-cell>
          <table:table-cell office:value-type="string" table:style-name="ce4">
            <text:p>SIGNS EXPRESS (OXFORD)</text:p>
          </table:table-cell>
          <table:table-cell office:value-type="float" office:value="965.73" table:style-name="ce5">
            <text:p>965.73</text:p>
          </table:table-cell>
          <table:table-cell office:value-type="float" office:value="3487" table:style-name="ce5">
            <text:p>3487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8-11T00:00:00" table:style-name="ce3">
            <text:p>11/08/2020</text:p>
          </table:table-cell>
          <table:table-cell office:value-type="string" table:style-name="ce4">
            <text:p>SIGNS EXPRESS (OXFORD)</text:p>
          </table:table-cell>
          <table:table-cell office:value-type="float" office:value="815.35" table:style-name="ce5">
            <text:p>815.35</text:p>
          </table:table-cell>
          <table:table-cell office:value-type="float" office:value="3486" table:style-name="ce5">
            <text:p>3486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8-11T00:00:00" table:style-name="ce3">
            <text:p>11/08/2020</text:p>
          </table:table-cell>
          <table:table-cell office:value-type="string" table:style-name="ce4">
            <text:p>SLOUGH BOROUGH COUNCIL</text:p>
          </table:table-cell>
          <table:table-cell office:value-type="float" office:value="42888" table:style-name="ce5">
            <text:p>42888</text:p>
          </table:table-cell>
          <table:table-cell office:value-type="float" office:value="3486" table:style-name="ce5">
            <text:p>3486</text:p>
          </table:table-cell>
          <table:table-cell office:value-type="string" table:style-name="ce4">
            <text:p>Third Party Payments</text:p>
          </table:table-cell>
          <table:table-cell table:number-columns-repeated="16379"/>
        </table:table-row>
        <table:table-row table:style-name="ro1">
          <table:table-cell office:value-type="date" office:date-value="2020-08-19T00:00:00" table:style-name="ce3">
            <text:p>19/08/2020</text:p>
          </table:table-cell>
          <table:table-cell office:value-type="string" table:style-name="ce4">
            <text:p>SLOUGH BOROUGH COUNCIL</text:p>
          </table:table-cell>
          <table:table-cell office:value-type="float" office:value="335938" table:style-name="ce5">
            <text:p>335938</text:p>
          </table:table-cell>
          <table:table-cell office:value-type="float" office:value="3487" table:style-name="ce5">
            <text:p>3487</text:p>
          </table:table-cell>
          <table:table-cell office:value-type="string" table:style-name="ce4">
            <text:p>Third Party Payments</text:p>
          </table:table-cell>
          <table:table-cell table:number-columns-repeated="16379"/>
        </table:table-row>
        <table:table-row table:style-name="ro1">
          <table:table-cell office:value-type="date" office:date-value="2020-08-11T00:00:00" table:style-name="ce3">
            <text:p>11/08/2020</text:p>
          </table:table-cell>
          <table:table-cell office:value-type="string" table:style-name="ce4">
            <text:p>SMS ENVIRONMENTAL LTD</text:p>
          </table:table-cell>
          <table:table-cell office:value-type="float" office:value="1544.62" table:style-name="ce5">
            <text:p>1544.62</text:p>
          </table:table-cell>
          <table:table-cell office:value-type="float" office:value="3486" table:style-name="ce5">
            <text:p>3486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8-04T00:00:00" table:style-name="ce3">
            <text:p>04/08/2020</text:p>
          </table:table-cell>
          <table:table-cell office:value-type="string" table:style-name="ce4">
            <text:p>SNAP ON TOOLS LTD</text:p>
          </table:table-cell>
          <table:table-cell office:value-type="float" office:value="653.34" table:style-name="ce5">
            <text:p>653.34</text:p>
          </table:table-cell>
          <table:table-cell office:value-type="float" office:value="3484" table:style-name="ce5">
            <text:p>3484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8-11T00:00:00" table:style-name="ce3">
            <text:p>11/08/2020</text:p>
          </table:table-cell>
          <table:table-cell office:value-type="string" table:style-name="ce4">
            <text:p>SOUTH WALES POLICE AUTHORITY</text:p>
          </table:table-cell>
          <table:table-cell office:value-type="float" office:value="6649.11" table:style-name="ce5">
            <text:p>6649.11</text:p>
          </table:table-cell>
          <table:table-cell office:value-type="float" office:value="3486" table:style-name="ce5">
            <text:p>3486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8-19T00:00:00" table:style-name="ce3">
            <text:p>19/08/2020</text:p>
          </table:table-cell>
          <table:table-cell office:value-type="string" table:style-name="ce4">
            <text:p>SPECIALIST CARS STEVENAGE</text:p>
          </table:table-cell>
          <table:table-cell office:value-type="float" office:value="1598.63" table:style-name="ce5">
            <text:p>1598.63</text:p>
          </table:table-cell>
          <table:table-cell office:value-type="float" office:value="3487" table:style-name="ce5">
            <text:p>3487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8-19T00:00:00" table:style-name="ce3">
            <text:p>19/08/2020</text:p>
          </table:table-cell>
          <table:table-cell office:value-type="string" table:style-name="ce4">
            <text:p>SPECIALIST COMPUTER CENTRES PLC</text:p>
          </table:table-cell>
          <table:table-cell office:value-type="float" office:value="315103.2" table:style-name="ce5">
            <text:p>315103.2</text:p>
          </table:table-cell>
          <table:table-cell office:value-type="float" office:value="3487" table:style-name="ce5">
            <text:p>3487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8-04T00:00:00" table:style-name="ce3">
            <text:p>04/08/2020</text:p>
          </table:table-cell>
          <table:table-cell office:value-type="string" table:style-name="ce4">
            <text:p>SPECIALIST COMPUTER CENTRES PLC</text:p>
          </table:table-cell>
          <table:table-cell office:value-type="float" office:value="463443.61" table:style-name="ce5">
            <text:p>463443.61</text:p>
          </table:table-cell>
          <table:table-cell office:value-type="float" office:value="3484" table:style-name="ce5">
            <text:p>3484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8-11T00:00:00" table:style-name="ce3">
            <text:p>11/08/2020</text:p>
          </table:table-cell>
          <table:table-cell office:value-type="string" table:style-name="ce4">
            <text:p>SPECIALIST COMPUTER CENTRES PLC</text:p>
          </table:table-cell>
          <table:table-cell office:value-type="float" office:value="16502.5" table:style-name="ce5">
            <text:p>16502.5</text:p>
          </table:table-cell>
          <table:table-cell office:value-type="float" office:value="3486" table:style-name="ce5">
            <text:p>3486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8-25T00:00:00" table:style-name="ce3">
            <text:p>25/08/2020</text:p>
          </table:table-cell>
          <table:table-cell office:value-type="string" table:style-name="ce4">
            <text:p>SPECIALIST GROUP INTERNATIONAL</text:p>
          </table:table-cell>
          <table:table-cell office:value-type="float" office:value="4925.8500000000004" table:style-name="ce5">
            <text:p>4925.85</text:p>
          </table:table-cell>
          <table:table-cell office:value-type="float" office:value="3488" table:style-name="ce5">
            <text:p>3488</text:p>
          </table:table-cell>
          <table:table-cell office:value-type="string" table:style-name="ce4">
            <text:p>Third Party Payments</text:p>
          </table:table-cell>
          <table:table-cell table:number-columns-repeated="16379"/>
        </table:table-row>
        <table:table-row table:style-name="ro1">
          <table:table-cell office:value-type="date" office:date-value="2020-08-04T00:00:00" table:style-name="ce3">
            <text:p>04/08/2020</text:p>
          </table:table-cell>
          <table:table-cell office:value-type="string" table:style-name="ce4">
            <text:p>SPECIALIST GROUP INTERNATIONAL</text:p>
          </table:table-cell>
          <table:table-cell office:value-type="float" office:value="4835.5200000000004" table:style-name="ce5">
            <text:p>4835.52</text:p>
          </table:table-cell>
          <table:table-cell office:value-type="float" office:value="3484" table:style-name="ce5">
            <text:p>3484</text:p>
          </table:table-cell>
          <table:table-cell office:value-type="string" table:style-name="ce4">
            <text:p>Third Party Payments</text:p>
          </table:table-cell>
          <table:table-cell table:number-columns-repeated="16379"/>
        </table:table-row>
        <table:table-row table:style-name="ro1">
          <table:table-cell office:value-type="date" office:date-value="2020-08-19T00:00:00" table:style-name="ce3">
            <text:p>19/08/2020</text:p>
          </table:table-cell>
          <table:table-cell office:value-type="string" table:style-name="ce4">
            <text:p>ST THOMAS CROSS GARAGE LTD</text:p>
          </table:table-cell>
          <table:table-cell office:value-type="float" office:value="2722.4" table:style-name="ce5">
            <text:p>2722.4</text:p>
          </table:table-cell>
          <table:table-cell office:value-type="float" office:value="3487" table:style-name="ce5">
            <text:p>3487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8-11T00:00:00" table:style-name="ce3">
            <text:p>11/08/2020</text:p>
          </table:table-cell>
          <table:table-cell office:value-type="string" table:style-name="ce4">
            <text:p>ST THOMAS CROSS GARAGE LTD</text:p>
          </table:table-cell>
          <table:table-cell office:value-type="float" office:value="2102.14" table:style-name="ce5">
            <text:p>2102.14</text:p>
          </table:table-cell>
          <table:table-cell office:value-type="float" office:value="3486" table:style-name="ce5">
            <text:p>3486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8-25T00:00:00" table:style-name="ce3">
            <text:p>25/08/2020</text:p>
          </table:table-cell>
          <table:table-cell office:value-type="string" table:style-name="ce4">
            <text:p>ST THOMAS CROSS GARAGE LTD</text:p>
          </table:table-cell>
          <table:table-cell office:value-type="float" office:value="1920.07" table:style-name="ce5">
            <text:p>1920.07</text:p>
          </table:table-cell>
          <table:table-cell office:value-type="float" office:value="3488" table:style-name="ce5">
            <text:p>3488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8-11T00:00:00" table:style-name="ce3">
            <text:p>11/08/2020</text:p>
          </table:table-cell>
          <table:table-cell office:value-type="string" table:style-name="ce4">
            <text:p>STAFFORD BRIDGE DOORS LTD</text:p>
          </table:table-cell>
          <table:table-cell office:value-type="float" office:value="8740" table:style-name="ce5">
            <text:p>8740</text:p>
          </table:table-cell>
          <table:table-cell office:value-type="float" office:value="3486" table:style-name="ce5">
            <text:p>3486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8-04T00:00:00" table:style-name="ce3">
            <text:p>04/08/2020</text:p>
          </table:table-cell>
          <table:table-cell office:value-type="string" table:style-name="ce4">
            <text:p>STAPLETONS (TYRE SERVICES) LTD</text:p>
          </table:table-cell>
          <table:table-cell office:value-type="float" office:value="887.15" table:style-name="ce5">
            <text:p>887.15</text:p>
          </table:table-cell>
          <table:table-cell office:value-type="float" office:value="3484" table:style-name="ce5">
            <text:p>3484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8-25T00:00:00" table:style-name="ce3">
            <text:p>25/08/2020</text:p>
          </table:table-cell>
          <table:table-cell office:value-type="string" table:style-name="ce4">
            <text:p>STEARN ELECTRIC</text:p>
          </table:table-cell>
          <table:table-cell office:value-type="float" office:value="641" table:style-name="ce5">
            <text:p>641</text:p>
          </table:table-cell>
          <table:table-cell office:value-type="float" office:value="3488" table:style-name="ce5">
            <text:p>3488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8-25T00:00:00" table:style-name="ce3">
            <text:p>25/08/2020</text:p>
          </table:table-cell>
          <table:table-cell office:value-type="string" table:style-name="ce4">
            <text:p>STOWS</text:p>
          </table:table-cell>
          <table:table-cell office:value-type="float" office:value="545.51" table:style-name="ce5">
            <text:p>545.51</text:p>
          </table:table-cell>
          <table:table-cell office:value-type="float" office:value="3488" table:style-name="ce5">
            <text:p>3488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8-04T00:00:00" table:style-name="ce3">
            <text:p>04/08/2020</text:p>
          </table:table-cell>
          <table:table-cell office:value-type="string" table:style-name="ce4">
            <text:p>SUSSEX POLICE AUTHORITY</text:p>
          </table:table-cell>
          <table:table-cell office:value-type="float" office:value="1659.71" table:style-name="ce5">
            <text:p>1659.71</text:p>
          </table:table-cell>
          <table:table-cell office:value-type="float" office:value="3484" table:style-name="ce5">
            <text:p>3484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8-25T00:00:00" table:style-name="ce3">
            <text:p>25/08/2020</text:p>
          </table:table-cell>
          <table:table-cell office:value-type="string" table:style-name="ce4">
            <text:p>SUSSEX POLICE AUTHORITY</text:p>
          </table:table-cell>
          <table:table-cell office:value-type="float" office:value="855" table:style-name="ce5">
            <text:p>855</text:p>
          </table:table-cell>
          <table:table-cell office:value-type="float" office:value="3488" table:style-name="ce5">
            <text:p>3488</text:p>
          </table:table-cell>
          <table:table-cell office:value-type="string" table:style-name="ce4">
            <text:p>Restructure, Training &amp; Conference Costs</text:p>
          </table:table-cell>
          <table:table-cell table:number-columns-repeated="16379"/>
        </table:table-row>
        <table:table-row table:style-name="ro1">
          <table:table-cell office:value-type="date" office:date-value="2020-08-25T00:00:00" table:style-name="ce3">
            <text:p>25/08/2020</text:p>
          </table:table-cell>
          <table:table-cell office:value-type="string" table:style-name="ce4">
            <text:p>SUSSEX POLICE AUTHORITY</text:p>
          </table:table-cell>
          <table:table-cell office:value-type="float" office:value="27579.22" table:style-name="ce5">
            <text:p>27579.22</text:p>
          </table:table-cell>
          <table:table-cell office:value-type="float" office:value="3488" table:style-name="ce5">
            <text:p>3488</text:p>
          </table:table-cell>
          <table:table-cell office:value-type="string" table:style-name="ce4">
            <text:p>Police Officer Pay</text:p>
          </table:table-cell>
          <table:table-cell table:number-columns-repeated="16379"/>
        </table:table-row>
        <table:table-row table:style-name="ro1">
          <table:table-cell office:value-type="date" office:date-value="2020-08-19T00:00:00" table:style-name="ce3">
            <text:p>19/08/2020</text:p>
          </table:table-cell>
          <table:table-cell office:value-type="string" table:style-name="ce4">
            <text:p>SUSSEX POLICE AUTHORITY</text:p>
          </table:table-cell>
          <table:table-cell office:value-type="float" office:value="1225.0899999999999" table:style-name="ce5">
            <text:p>1225.09</text:p>
          </table:table-cell>
          <table:table-cell office:value-type="float" office:value="3487" table:style-name="ce5">
            <text:p>3487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8-19T00:00:00" table:style-name="ce3">
            <text:p>19/08/2020</text:p>
          </table:table-cell>
          <table:table-cell office:value-type="string" table:style-name="ce4">
            <text:p>SUSSEX POLICE AUTHORITY</text:p>
          </table:table-cell>
          <table:table-cell office:value-type="float" office:value="32792.39" table:style-name="ce5">
            <text:p>32792.39</text:p>
          </table:table-cell>
          <table:table-cell office:value-type="float" office:value="3487" table:style-name="ce5">
            <text:p>3487</text:p>
          </table:table-cell>
          <table:table-cell office:value-type="string" table:style-name="ce4">
            <text:p>Police Officer Pay</text:p>
          </table:table-cell>
          <table:table-cell table:number-columns-repeated="16379"/>
        </table:table-row>
        <table:table-row table:style-name="ro1">
          <table:table-cell office:value-type="date" office:date-value="2020-08-11T00:00:00" table:style-name="ce3">
            <text:p>11/08/2020</text:p>
          </table:table-cell>
          <table:table-cell office:value-type="string" table:style-name="ce4">
            <text:p>SYTNER HIGH WYCOMBE</text:p>
          </table:table-cell>
          <table:table-cell office:value-type="float" office:value="834.7" table:style-name="ce5">
            <text:p>834.7</text:p>
          </table:table-cell>
          <table:table-cell office:value-type="float" office:value="3486" table:style-name="ce5">
            <text:p>3486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8-11T00:00:00" table:style-name="ce3">
            <text:p>11/08/2020</text:p>
          </table:table-cell>
          <table:table-cell office:value-type="string" table:style-name="ce4">
            <text:p>TACTICAL KIT LTD</text:p>
          </table:table-cell>
          <table:table-cell office:value-type="float" office:value="1066.56" table:style-name="ce5">
            <text:p>1066.56</text:p>
          </table:table-cell>
          <table:table-cell office:value-type="float" office:value="3486" table:style-name="ce5">
            <text:p>3486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8-04T00:00:00" table:style-name="ce3">
            <text:p>04/08/2020</text:p>
          </table:table-cell>
          <table:table-cell office:value-type="string" table:style-name="ce4">
            <text:p>THAMES VALLEY MAINTENANCE (OXFORD) LIMIT</text:p>
          </table:table-cell>
          <table:table-cell office:value-type="float" office:value="1145" table:style-name="ce5">
            <text:p>1145</text:p>
          </table:table-cell>
          <table:table-cell office:value-type="float" office:value="3484" table:style-name="ce5">
            <text:p>3484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8-19T00:00:00" table:style-name="ce3">
            <text:p>19/08/2020</text:p>
          </table:table-cell>
          <table:table-cell office:value-type="string" table:style-name="ce4">
            <text:p>THE AUTOMOBILE ASSOCIATION</text:p>
          </table:table-cell>
          <table:table-cell office:value-type="float" office:value="1639" table:style-name="ce5">
            <text:p>1639</text:p>
          </table:table-cell>
          <table:table-cell office:value-type="float" office:value="3487" table:style-name="ce5">
            <text:p>3487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8-04T00:00:00" table:style-name="ce3">
            <text:p>04/08/2020</text:p>
          </table:table-cell>
          <table:table-cell office:value-type="string" table:style-name="ce4">
            <text:p>THE INVESTIGATOR</text:p>
          </table:table-cell>
          <table:table-cell office:value-type="float" office:value="599.9" table:style-name="ce5">
            <text:p>599.9</text:p>
          </table:table-cell>
          <table:table-cell office:value-type="float" office:value="3484" table:style-name="ce5">
            <text:p>3484</text:p>
          </table:table-cell>
          <table:table-cell office:value-type="string" table:style-name="ce4">
            <text:p>Restructure, Training &amp; Conference Costs</text:p>
          </table:table-cell>
          <table:table-cell table:number-columns-repeated="16379"/>
        </table:table-row>
        <table:table-row table:style-name="ro1">
          <table:table-cell office:value-type="date" office:date-value="2020-08-19T00:00:00" table:style-name="ce3">
            <text:p>19/08/2020</text:p>
          </table:table-cell>
          <table:table-cell office:value-type="string" table:style-name="ce4">
            <text:p>THE VETERINARY CENTRE</text:p>
          </table:table-cell>
          <table:table-cell office:value-type="float" office:value="2335.77" table:style-name="ce5">
            <text:p>2335.77</text:p>
          </table:table-cell>
          <table:table-cell office:value-type="float" office:value="3487" table:style-name="ce5">
            <text:p>3487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8-04T00:00:00" table:style-name="ce3">
            <text:p>04/08/2020</text:p>
          </table:table-cell>
          <table:table-cell office:value-type="string" table:style-name="ce4">
            <text:p>THRIFTY - FLIGHTFORM LTD</text:p>
          </table:table-cell>
          <table:table-cell office:value-type="float" office:value="5296.37" table:style-name="ce5">
            <text:p>5296.37</text:p>
          </table:table-cell>
          <table:table-cell office:value-type="float" office:value="3484" table:style-name="ce5">
            <text:p>3484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8-11T00:00:00" table:style-name="ce3">
            <text:p>11/08/2020</text:p>
          </table:table-cell>
          <table:table-cell office:value-type="string" table:style-name="ce4">
            <text:p>TRUVELO (UK) LTD</text:p>
          </table:table-cell>
          <table:table-cell office:value-type="float" office:value="2118" table:style-name="ce5">
            <text:p>2118</text:p>
          </table:table-cell>
          <table:table-cell office:value-type="float" office:value="3486" table:style-name="ce5">
            <text:p>3486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8-04T00:00:00" table:style-name="ce3">
            <text:p>04/08/2020</text:p>
          </table:table-cell>
          <table:table-cell office:value-type="string" table:style-name="ce4">
            <text:p>TRY &amp; LILLY</text:p>
          </table:table-cell>
          <table:table-cell office:value-type="float" office:value="557.4" table:style-name="ce5">
            <text:p>557.4</text:p>
          </table:table-cell>
          <table:table-cell office:value-type="float" office:value="3484" table:style-name="ce5">
            <text:p>3484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8-11T00:00:00" table:style-name="ce3">
            <text:p>11/08/2020</text:p>
          </table:table-cell>
          <table:table-cell office:value-type="string" table:style-name="ce4">
            <text:p>TRY &amp; LILLY</text:p>
          </table:table-cell>
          <table:table-cell office:value-type="float" office:value="1344" table:style-name="ce5">
            <text:p>1344</text:p>
          </table:table-cell>
          <table:table-cell office:value-type="float" office:value="3486" table:style-name="ce5">
            <text:p>3486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8-04T00:00:00" table:style-name="ce3">
            <text:p>04/08/2020</text:p>
          </table:table-cell>
          <table:table-cell office:value-type="string" table:style-name="ce4">
            <text:p>TVP CO-OP PURCHASE CARD A/C</text:p>
          </table:table-cell>
          <table:table-cell office:value-type="float" office:value="63469.56" table:style-name="ce5">
            <text:p>63469.56</text:p>
          </table:table-cell>
          <table:table-cell office:value-type="float" office:value="3484" table:style-name="ce5">
            <text:p>3484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8-04T00:00:00" table:style-name="ce3">
            <text:p>04/08/2020</text:p>
          </table:table-cell>
          <table:table-cell office:value-type="string" table:style-name="ce4">
            <text:p>TVP CO-OP PURCHASE CARD A/C</text:p>
          </table:table-cell>
          <table:table-cell office:value-type="float" office:value="2313.4899999999998" table:style-name="ce5">
            <text:p>2313.49</text:p>
          </table:table-cell>
          <table:table-cell office:value-type="float" office:value="3484" table:style-name="ce5">
            <text:p>3484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8-19T00:00:00" table:style-name="ce3">
            <text:p>19/08/2020</text:p>
          </table:table-cell>
          <table:table-cell office:value-type="string" table:style-name="ce4">
            <text:p>USS CATERING EQUIP SERV LTD</text:p>
          </table:table-cell>
          <table:table-cell office:value-type="float" office:value="1330.2" table:style-name="ce5">
            <text:p>1330.2</text:p>
          </table:table-cell>
          <table:table-cell office:value-type="float" office:value="3487" table:style-name="ce5">
            <text:p>3487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8-11T00:00:00" table:style-name="ce3">
            <text:p>11/08/2020</text:p>
          </table:table-cell>
          <table:table-cell office:value-type="string" table:style-name="ce4">
            <text:p>USS CATERING EQUIP SERV LTD</text:p>
          </table:table-cell>
          <table:table-cell office:value-type="float" office:value="914.25" table:style-name="ce5">
            <text:p>914.25</text:p>
          </table:table-cell>
          <table:table-cell office:value-type="float" office:value="3486" table:style-name="ce5">
            <text:p>3486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8-04T00:00:00" table:style-name="ce3">
            <text:p>04/08/2020</text:p>
          </table:table-cell>
          <table:table-cell office:value-type="string" table:style-name="ce4">
            <text:p>VECTOR &amp; SCALAR PRODUCTS LTD</text:p>
          </table:table-cell>
          <table:table-cell office:value-type="float" office:value="13903" table:style-name="ce5">
            <text:p>13903</text:p>
          </table:table-cell>
          <table:table-cell office:value-type="float" office:value="3484" table:style-name="ce5">
            <text:p>3484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8-11T00:00:00" table:style-name="ce3">
            <text:p>11/08/2020</text:p>
          </table:table-cell>
          <table:table-cell office:value-type="string" table:style-name="ce4">
            <text:p>VIKING ARMS LTD</text:p>
          </table:table-cell>
          <table:table-cell office:value-type="float" office:value="4601.8" table:style-name="ce5">
            <text:p>4601.8</text:p>
          </table:table-cell>
          <table:table-cell office:value-type="float" office:value="3486" table:style-name="ce5">
            <text:p>3486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8-25T00:00:00" table:style-name="ce3">
            <text:p>25/08/2020</text:p>
          </table:table-cell>
          <table:table-cell office:value-type="string" table:style-name="ce4">
            <text:p>VOLKSWAGEN GROUP UNITED KINGDOM LTD</text:p>
          </table:table-cell>
          <table:table-cell office:value-type="float" office:value="19811.75" table:style-name="ce5">
            <text:p>19811.75</text:p>
          </table:table-cell>
          <table:table-cell office:value-type="float" office:value="3488" table:style-name="ce5">
            <text:p>3488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8-19T00:00:00" table:style-name="ce3">
            <text:p>19/08/2020</text:p>
          </table:table-cell>
          <table:table-cell office:value-type="string" table:style-name="ce4">
            <text:p>VOLKSWAGEN GROUP UNITED KINGDOM LTD</text:p>
          </table:table-cell>
          <table:table-cell office:value-type="float" office:value="128588.65" table:style-name="ce5">
            <text:p>128588.65</text:p>
          </table:table-cell>
          <table:table-cell office:value-type="float" office:value="3487" table:style-name="ce5">
            <text:p>3487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8-11T00:00:00" table:style-name="ce3">
            <text:p>11/08/2020</text:p>
          </table:table-cell>
          <table:table-cell office:value-type="string" table:style-name="ce4">
            <text:p>WA PRODUCTS (UK) LTD</text:p>
          </table:table-cell>
          <table:table-cell office:value-type="float" office:value="4830.3999999999996" table:style-name="ce5">
            <text:p>4830.4</text:p>
          </table:table-cell>
          <table:table-cell office:value-type="float" office:value="3486" table:style-name="ce5">
            <text:p>3486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8-19T00:00:00" table:style-name="ce3">
            <text:p>19/08/2020</text:p>
          </table:table-cell>
          <table:table-cell office:value-type="string" table:style-name="ce4">
            <text:p>WASHTEC (UK) LIMITED</text:p>
          </table:table-cell>
          <table:table-cell office:value-type="float" office:value="1703.78" table:style-name="ce5">
            <text:p>1703.78</text:p>
          </table:table-cell>
          <table:table-cell office:value-type="float" office:value="3487" table:style-name="ce5">
            <text:p>3487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8-19T00:00:00" table:style-name="ce3">
            <text:p>19/08/2020</text:p>
          </table:table-cell>
          <table:table-cell office:value-type="string" table:style-name="ce4">
            <text:p>WERNICK HIRE LIMITED</text:p>
          </table:table-cell>
          <table:table-cell office:value-type="float" office:value="717.12" table:style-name="ce5">
            <text:p>717.12</text:p>
          </table:table-cell>
          <table:table-cell office:value-type="float" office:value="3487" table:style-name="ce5">
            <text:p>3487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8-11T00:00:00" table:style-name="ce3">
            <text:p>11/08/2020</text:p>
          </table:table-cell>
          <table:table-cell office:value-type="string" table:style-name="ce4">
            <text:p>WERNICK HIRE LIMITED</text:p>
          </table:table-cell>
          <table:table-cell office:value-type="float" office:value="693.9" table:style-name="ce5">
            <text:p>693.9</text:p>
          </table:table-cell>
          <table:table-cell office:value-type="float" office:value="3486" table:style-name="ce5">
            <text:p>3486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8-19T00:00:00" table:style-name="ce3">
            <text:p>19/08/2020</text:p>
          </table:table-cell>
          <table:table-cell office:value-type="string" table:style-name="ce4">
            <text:p>WEST BERKSHIRE COUNCIL</text:p>
          </table:table-cell>
          <table:table-cell office:value-type="float" office:value="155864" table:style-name="ce5">
            <text:p>155864</text:p>
          </table:table-cell>
          <table:table-cell office:value-type="float" office:value="3487" table:style-name="ce5">
            <text:p>3487</text:p>
          </table:table-cell>
          <table:table-cell office:value-type="string" table:style-name="ce4">
            <text:p>Third Party Payments</text:p>
          </table:table-cell>
          <table:table-cell table:number-columns-repeated="16379"/>
        </table:table-row>
        <table:table-row table:style-name="ro1">
          <table:table-cell office:value-type="date" office:date-value="2020-08-11T00:00:00" table:style-name="ce3">
            <text:p>11/08/2020</text:p>
          </table:table-cell>
          <table:table-cell office:value-type="string" table:style-name="ce4">
            <text:p>WEST YORKSHIRE POLICE AUTHORITY</text:p>
          </table:table-cell>
          <table:table-cell office:value-type="float" office:value="431433" table:style-name="ce5">
            <text:p>431433</text:p>
          </table:table-cell>
          <table:table-cell office:value-type="float" office:value="3486" table:style-name="ce5">
            <text:p>3486</text:p>
          </table:table-cell>
          <table:table-cell office:value-type="string" table:style-name="ce4">
            <text:p>Third Party Payments</text:p>
          </table:table-cell>
          <table:table-cell table:number-columns-repeated="16379"/>
        </table:table-row>
        <table:table-row table:style-name="ro1">
          <table:table-cell office:value-type="date" office:date-value="2020-08-19T00:00:00" table:style-name="ce3">
            <text:p>19/08/2020</text:p>
          </table:table-cell>
          <table:table-cell office:value-type="string" table:style-name="ce4">
            <text:p>WEST YORKSHIRE POLICE AUTHORITY</text:p>
          </table:table-cell>
          <table:table-cell office:value-type="float" office:value="431433" table:style-name="ce5">
            <text:p>431433</text:p>
          </table:table-cell>
          <table:table-cell office:value-type="float" office:value="3487" table:style-name="ce5">
            <text:p>3487</text:p>
          </table:table-cell>
          <table:table-cell office:value-type="string" table:style-name="ce4">
            <text:p>Third Party Payments</text:p>
          </table:table-cell>
          <table:table-cell table:number-columns-repeated="16379"/>
        </table:table-row>
        <table:table-row table:style-name="ro1">
          <table:table-cell office:value-type="date" office:date-value="2020-08-19T00:00:00" table:style-name="ce3">
            <text:p>19/08/2020</text:p>
          </table:table-cell>
          <table:table-cell office:value-type="string" table:style-name="ce4">
            <text:p>WOKINGHAM BOROUGH COUNCIL</text:p>
          </table:table-cell>
          <table:table-cell office:value-type="float" office:value="104205" table:style-name="ce5">
            <text:p>104205</text:p>
          </table:table-cell>
          <table:table-cell office:value-type="float" office:value="3487" table:style-name="ce5">
            <text:p>3487</text:p>
          </table:table-cell>
          <table:table-cell office:value-type="string" table:style-name="ce4">
            <text:p>Third Party Payments</text:p>
          </table:table-cell>
          <table:table-cell table:number-columns-repeated="16379"/>
        </table:table-row>
        <table:table-row table:style-name="ro1">
          <table:table-cell office:value-type="date" office:date-value="2020-08-19T00:00:00" table:style-name="ce3">
            <text:p>19/08/2020</text:p>
          </table:table-cell>
          <table:table-cell office:value-type="string" table:style-name="ce4">
            <text:p>WOLSELEY CENTERS LTD</text:p>
          </table:table-cell>
          <table:table-cell office:value-type="float" office:value="2008.76" table:style-name="ce5">
            <text:p>2008.76</text:p>
          </table:table-cell>
          <table:table-cell office:value-type="float" office:value="3487" table:style-name="ce5">
            <text:p>3487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8-04T00:00:00" table:style-name="ce3">
            <text:p>04/08/2020</text:p>
          </table:table-cell>
          <table:table-cell office:value-type="string" table:style-name="ce4">
            <text:p>WOODWAY ENGINEERING LTD</text:p>
          </table:table-cell>
          <table:table-cell office:value-type="float" office:value="2293.66" table:style-name="ce5">
            <text:p>2293.66</text:p>
          </table:table-cell>
          <table:table-cell office:value-type="float" office:value="3484" table:style-name="ce5">
            <text:p>3484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08-19T00:00:00" table:style-name="ce3">
            <text:p>19/08/2020</text:p>
          </table:table-cell>
          <table:table-cell office:value-type="string" table:style-name="ce4">
            <text:p>WPC SOFTWARE</text:p>
          </table:table-cell>
          <table:table-cell office:value-type="float" office:value="4800" table:style-name="ce5">
            <text:p>4800</text:p>
          </table:table-cell>
          <table:table-cell office:value-type="float" office:value="3487" table:style-name="ce5">
            <text:p>3487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8-11T00:00:00" table:style-name="ce3">
            <text:p>11/08/2020</text:p>
          </table:table-cell>
          <table:table-cell office:value-type="string" table:style-name="ce4">
            <text:p>WS ATKINS - OXFORD</text:p>
          </table:table-cell>
          <table:table-cell office:value-type="float" office:value="3560" table:style-name="ce5">
            <text:p>3560</text:p>
          </table:table-cell>
          <table:table-cell office:value-type="float" office:value="3486" table:style-name="ce5">
            <text:p>3486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08-04T00:00:00" table:style-name="ce3">
            <text:p>04/08/2020</text:p>
          </table:table-cell>
          <table:table-cell office:value-type="string" table:style-name="ce4">
            <text:p>ZEPHYR FLAGS &amp; BANNERS</text:p>
          </table:table-cell>
          <table:table-cell office:value-type="float" office:value="1295" table:style-name="ce5">
            <text:p>1295</text:p>
          </table:table-cell>
          <table:table-cell office:value-type="float" office:value="3484" table:style-name="ce5">
            <text:p>3484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number-rows-repeated="104833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Pratley Jennifer</meta:initial-creator>
    <dc:creator>Roberts Charlotte</dc:creator>
    <meta:creation-date>2020-09-10T12:49:01Z</meta:creation-date>
    <dc:date>2020-09-11T11:02:18Z</dc:date>
    <meta:print-date>2020-09-11T11:01:22Z</meta:print-date>
  </office:meta>
</office:document-meta>
</file>